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1">
      <style:paragraph-properties fo:line-height="200%"/>
    </style:style>
    <style:style style:name="P2" style:family="paragraph" style:parent-style-name="REF">
      <style:paragraph-properties fo:line-height="200%"/>
    </style:style>
    <style:style style:name="P3" style:family="paragraph" style:parent-style-name="REF">
      <style:paragraph-properties fo:margin-left="0cm" fo:margin-right="0cm" fo:margin-top="0cm" fo:margin-bottom="0.212cm" style:contextual-spacing="false" fo:line-height="200%" fo:text-indent="0cm" style:auto-text-indent="false"/>
    </style:style>
    <style:style style:name="P4" style:family="paragraph" style:parent-style-name="Standard">
      <style:paragraph-properties fo:line-height="200%"/>
    </style:style>
    <style:style style:name="P5" style:family="paragraph" style:parent-style-name="Standard">
      <style:paragraph-properties fo:margin-left="0cm" fo:margin-right="0cm" fo:line-height="200%" fo:text-indent="0.762cm" style:auto-text-indent="false"/>
    </style:style>
    <style:style style:name="P6" style:family="paragraph" style:parent-style-name="TEXT">
      <style:paragraph-properties fo:margin-left="0cm" fo:margin-right="0cm" fo:line-height="200%" fo:text-indent="1.27cm" style:auto-text-indent="false"/>
    </style:style>
    <style:style style:name="P7" style:family="paragraph" style:parent-style-name="TEXT">
      <style:paragraph-properties fo:line-height="200%"/>
    </style:style>
    <style:style style:name="P8" style:family="paragraph" style:parent-style-name="TEXT_20_IND">
      <style:paragraph-properties fo:line-height="200%"/>
    </style:style>
    <style:style style:name="P9" style:family="paragraph" style:parent-style-name="H1">
      <style:paragraph-properties fo:line-height="200%" fo:text-align="center" style:justify-single-word="false"/>
    </style:style>
    <style:style style:name="P10" style:family="paragraph" style:parent-style-name="REF">
      <style:paragraph-properties fo:line-height="200%"/>
      <style:text-properties officeooo:paragraph-rsid="0028e54a"/>
    </style:style>
    <style:style style:name="P11" style:family="paragraph" style:parent-style-name="TEXT_20_IND">
      <style:paragraph-properties fo:line-height="200%"/>
      <style:text-properties officeooo:paragraph-rsid="00597e79"/>
    </style:style>
    <style:style style:name="P12" style:family="paragraph" style:parent-style-name="H1">
      <style:paragraph-properties fo:line-height="200%" fo:text-align="center" style:justify-single-word="false"/>
      <style:text-properties style:use-window-font-color="true" loext:opacity="0%" fo:font-size="18pt" fo:language="en" fo:country="US" officeooo:rsid="0023374a" officeooo:paragraph-rsid="0023374a" style:font-name-asian="Times New Roman1" style:font-size-asian="18pt" style:language-asian="en" style:country-asian="US" style:font-size-complex="12pt" style:font-weight-complex="bold"/>
    </style:style>
    <style:style style:name="P13" style:family="paragraph" style:parent-style-name="AT">
      <style:paragraph-properties fo:line-height="200%" fo:text-align="center" style:justify-single-word="false"/>
      <style:text-properties style:use-window-font-color="true" loext:opacity="0%" fo:font-size="18pt" fo:font-weight="normal" style:font-size-asian="18pt" style:font-weight-asian="normal" style:font-size-complex="18pt" style:font-weight-complex="bold"/>
    </style:style>
    <style:style style:name="P14" style:family="paragraph" style:parent-style-name="NL">
      <style:paragraph-properties fo:line-height="200%"/>
      <style:text-properties style:use-window-font-color="true" loext:opacity="0%" style:font-weight-complex="bold"/>
    </style:style>
    <style:style style:name="P15" style:family="paragraph" style:parent-style-name="H1">
      <style:paragraph-properties fo:line-height="200%" fo:text-align="center" style:justify-single-word="false"/>
      <style:text-properties style:use-window-font-color="true" loext:opacity="0%" style:font-weight-complex="bold"/>
    </style:style>
    <style:style style:name="P16" style:family="paragraph" style:parent-style-name="EH">
      <style:paragraph-properties fo:line-height="200%" fo:text-align="center" style:justify-single-word="false"/>
      <style:text-properties style:use-window-font-color="true" loext:opacity="0%" fo:language="en" fo:country="GB" style:font-weight-complex="bold"/>
    </style:style>
    <style:style style:name="P17" style:family="paragraph" style:parent-style-name="ABKWH">
      <style:paragraph-properties fo:line-height="200%" fo:text-align="center" style:justify-single-word="false"/>
      <style:text-properties style:use-window-font-color="true" loext:opacity="0%" fo:font-size="16pt" fo:language="pt" fo:country="BR" style:font-size-asian="16pt" style:font-size-complex="16pt" style:font-weight-complex="bold"/>
    </style:style>
    <style:style style:name="P18" style:family="paragraph" style:parent-style-name="AT">
      <style:paragraph-properties fo:line-height="200%" fo:text-align="center" style:justify-single-word="false"/>
      <style:text-properties style:use-window-font-color="true" loext:opacity="0%" fo:font-size="16pt" fo:font-weight="normal" style:font-size-asian="16pt" style:font-weight-asian="normal" style:font-size-complex="16pt" style:font-weight-complex="bold"/>
    </style:style>
    <style:style style:name="P19" style:family="paragraph" style:parent-style-name="REF">
      <style:paragraph-properties fo:margin-left="0.76cm" fo:margin-right="0cm" fo:text-indent="-0.76cm" style:auto-text-indent="false"/>
    </style:style>
    <style:style style:name="P20" style:family="paragraph" style:parent-style-name="TEXT">
      <style:paragraph-properties fo:line-height="200%"/>
      <style:text-properties style:font-weight-complex="bold"/>
    </style:style>
    <style:style style:name="P21" style:family="paragraph" style:parent-style-name="REF">
      <style:paragraph-properties fo:margin-left="0.762cm" fo:margin-right="0cm" fo:line-height="200%" fo:text-indent="0cm" style:auto-text-indent="false"/>
      <style:text-properties style:font-weight-complex="bold"/>
    </style:style>
    <style:style style:name="P22" style:family="paragraph" style:parent-style-name="REF">
      <style:paragraph-properties fo:margin-left="0cm" fo:margin-right="0cm" fo:margin-top="0cm" fo:margin-bottom="0cm" style:contextual-spacing="false" fo:line-height="200%" fo:text-indent="0cm" style:auto-text-indent="false"/>
      <style:text-properties style:font-weight-complex="bold"/>
    </style:style>
    <style:style style:name="P23" style:family="paragraph" style:parent-style-name="TEXT_20_IND">
      <style:paragraph-properties fo:margin-left="0cm" fo:margin-right="0cm" fo:line-height="200%" fo:text-indent="0cm" style:auto-text-indent="false"/>
      <style:text-properties style:font-weight-complex="bold"/>
    </style:style>
    <style:style style:name="P24" style:family="paragraph" style:parent-style-name="TEXT_20_IND">
      <style:paragraph-properties fo:line-height="200%"/>
      <style:text-properties style:font-weight-complex="bold"/>
    </style:style>
    <style:style style:name="P25" style:family="paragraph" style:parent-style-name="TEXT">
      <style:paragraph-properties fo:margin-left="0cm" fo:margin-right="0cm" fo:line-height="200%" fo:text-indent="1.27cm" style:auto-text-indent="false"/>
      <style:text-properties style:font-weight-complex="bold"/>
    </style:style>
    <style:style style:name="P26" style:family="paragraph" style:parent-style-name="TEXT_20_IND">
      <style:paragraph-properties fo:line-height="200%"/>
      <style:text-properties officeooo:paragraph-rsid="002b1831" style:font-weight-complex="bold"/>
    </style:style>
    <style:style style:name="P27" style:family="paragraph" style:parent-style-name="TEXT">
      <style:paragraph-properties fo:line-height="200%"/>
      <style:text-properties officeooo:paragraph-rsid="005817df" style:font-weight-complex="bold"/>
    </style:style>
    <style:style style:name="P28" style:family="paragraph" style:parent-style-name="TEXT_20_IND">
      <style:paragraph-properties fo:line-height="200%"/>
      <style:text-properties officeooo:paragraph-rsid="00678358" style:font-weight-complex="bold"/>
    </style:style>
    <style:style style:name="P29" style:family="paragraph" style:parent-style-name="TEXT_20_IND">
      <style:paragraph-properties fo:line-height="200%"/>
      <style:text-properties officeooo:paragraph-rsid="00694a9a" style:font-weight-complex="bold"/>
    </style:style>
    <style:style style:name="P30" style:family="paragraph" style:parent-style-name="TEXT">
      <style:paragraph-properties fo:line-height="200%"/>
      <style:text-properties officeooo:paragraph-rsid="006de7be" style:font-weight-complex="bold"/>
    </style:style>
    <style:style style:name="P31" style:family="paragraph" style:parent-style-name="TEXT">
      <style:paragraph-properties fo:line-height="200%"/>
      <style:text-properties officeooo:paragraph-rsid="006fe9c3" style:font-weight-complex="bold"/>
    </style:style>
    <style:style style:name="P32" style:family="paragraph" style:parent-style-name="REF">
      <style:paragraph-properties fo:line-height="200%"/>
      <style:text-properties style:font-weight-complex="bold"/>
    </style:style>
    <style:style style:name="P33" style:family="paragraph" style:parent-style-name="REF">
      <style:paragraph-properties fo:line-height="200%"/>
      <style:text-properties officeooo:rsid="007c7771" officeooo:paragraph-rsid="007c7771" style:font-weight-complex="bold"/>
    </style:style>
    <style:style style:name="P34" style:family="paragraph" style:parent-style-name="REF">
      <style:paragraph-properties fo:line-height="200%"/>
      <style:text-properties officeooo:rsid="0074e260" officeooo:paragraph-rsid="0074e260"/>
    </style:style>
    <style:style style:name="P35" style:family="paragraph" style:parent-style-name="REF">
      <style:paragraph-properties fo:line-height="200%"/>
      <style:text-properties officeooo:rsid="0076030b" officeooo:paragraph-rsid="0078cc7f"/>
    </style:style>
    <style:style style:name="P36" style:family="paragraph" style:parent-style-name="TEXT_20_IND">
      <style:paragraph-properties fo:line-height="200%"/>
      <style:text-properties officeooo:paragraph-rsid="0083944d" style:font-weight-complex="bold"/>
    </style:style>
    <style:style style:name="T1" style:family="text">
      <style:text-properties style:use-window-font-color="true" loext:opacity="0%" style:font-weight-complex="bold"/>
    </style:style>
    <style:style style:name="T2" style:family="text">
      <style:text-properties style:use-window-font-color="true" loext:opacity="0%" officeooo:rsid="00027867" style:font-weight-complex="bold"/>
    </style:style>
    <style:style style:name="T3" style:family="text">
      <style:text-properties style:use-window-font-color="true" loext:opacity="0%" officeooo:rsid="00312310" style:font-weight-complex="bold"/>
    </style:style>
    <style:style style:name="T4" style:family="text">
      <style:text-properties style:use-window-font-color="true" loext:opacity="0%" officeooo:rsid="00821984" style:font-weight-complex="bold"/>
    </style:style>
    <style:style style:name="T5" style:family="text">
      <style:text-properties style:use-window-font-color="true" loext:opacity="0%" fo:font-size="12pt" style:font-size-asian="12pt" style:font-weight-complex="bold"/>
    </style:style>
    <style:style style:name="T6" style:family="text">
      <style:text-properties style:use-window-font-color="true" loext:opacity="0%" fo:font-size="12pt" officeooo:rsid="006b2583" style:font-size-asian="12pt" style:font-weight-complex="bold"/>
    </style:style>
    <style:style style:name="T7" style:family="text">
      <style:text-properties style:use-window-font-color="true" loext:opacity="0%" fo:font-size="12pt" fo:language="en" fo:country="US" officeooo:rsid="00027867" style:font-name-asian="Times New Roman1" style:font-size-asian="12pt" style:language-asian="en" style:country-asian="US" style:font-size-complex="12pt" style:font-weight-complex="bold"/>
    </style:style>
    <style:style style:name="T8" style:family="text">
      <style:text-properties style:use-window-font-color="true" loext:opacity="0%" fo:font-size="12pt" fo:language="en" fo:country="US" officeooo:rsid="0011b917" style:font-name-asian="Times New Roman1" style:font-size-asian="12pt" style:language-asian="en" style:country-asian="US" style:font-size-complex="12pt" style:font-weight-complex="bold"/>
    </style:style>
    <style:style style:name="T9" style:family="text">
      <style:text-properties style:use-window-font-color="true" loext:opacity="0%" fo:font-size="12pt" fo:language="en" fo:country="US" officeooo:rsid="006b2583" style:font-name-asian="Times New Roman1" style:font-size-asian="12pt" style:language-asian="en" style:country-asian="US" style:font-size-complex="12pt" style:font-weight-complex="bold"/>
    </style:style>
    <style:style style:name="T10" style:family="text">
      <style:text-properties style:use-window-font-color="true" loext:opacity="0%" fo:font-size="12pt" fo:language="en" fo:country="US" officeooo:rsid="004f95c8" style:font-name-asian="Times New Roman1" style:font-size-asian="12pt" style:language-asian="en" style:country-asian="US" style:font-size-complex="12pt"/>
    </style:style>
    <style:style style:name="T11" style:family="text">
      <style:text-properties style:use-window-font-color="true" loext:opacity="0%" officeooo:rsid="0009ad41"/>
    </style:style>
    <style:style style:name="T12" style:family="text">
      <style:text-properties style:use-window-font-color="true" loext:opacity="0%" officeooo:rsid="001536f4"/>
    </style:style>
    <style:style style:name="T13" style:family="text">
      <style:text-properties style:use-window-font-color="true" loext:opacity="0%" officeooo:rsid="00312310"/>
    </style:style>
    <style:style style:name="T14" style:family="text">
      <style:text-properties style:use-window-font-color="true" loext:opacity="0%" officeooo:rsid="004f95c8"/>
    </style:style>
    <style:style style:name="T15" style:family="text">
      <style:text-properties style:use-window-font-color="true" loext:opacity="0%" officeooo:rsid="005817df"/>
    </style:style>
    <style:style style:name="T16" style:family="text">
      <style:text-properties style:use-window-font-color="true" loext:opacity="0%" officeooo:rsid="006bd043"/>
    </style:style>
    <style:style style:name="T17" style:family="text">
      <style:text-properties style:font-weight-complex="bold"/>
    </style:style>
    <style:style style:name="T18" style:family="text">
      <style:text-properties officeooo:rsid="0028e54a" style:font-weight-complex="bold"/>
    </style:style>
    <style:style style:name="T19" style:family="text">
      <style:text-properties officeooo:rsid="004a4e2e" style:font-weight-complex="bold"/>
    </style:style>
    <style:style style:name="T20" style:family="text">
      <style:text-properties officeooo:rsid="004c3f20" style:font-weight-complex="bold"/>
    </style:style>
    <style:style style:name="T21" style:family="text">
      <style:text-properties officeooo:rsid="0053ebe2" style:font-weight-complex="bold"/>
    </style:style>
    <style:style style:name="T22" style:family="text">
      <style:text-properties officeooo:rsid="00641b2c" style:font-weight-complex="bold"/>
    </style:style>
    <style:style style:name="T23" style:family="text">
      <style:text-properties officeooo:rsid="00650dcd" style:font-weight-complex="bold"/>
    </style:style>
    <style:style style:name="T24" style:family="text">
      <style:text-properties officeooo:rsid="0077ef6f" style:font-weight-complex="bold"/>
    </style:style>
    <style:style style:name="T25" style:family="text">
      <style:text-properties officeooo:rsid="00794f8c" style:font-weight-complex="bold"/>
    </style:style>
    <style:style style:name="T26" style:family="text">
      <style:text-properties officeooo:rsid="007a4629" style:font-weight-complex="bold"/>
    </style:style>
    <style:style style:name="T27" style:family="text">
      <style:text-properties officeooo:rsid="007b3ca8" style:font-weight-complex="bold"/>
    </style:style>
    <style:style style:name="T28" style:family="text">
      <style:text-properties officeooo:rsid="007cdf87" style:font-weight-complex="bold"/>
    </style:style>
    <style:style style:name="T29" style:family="text">
      <style:text-properties officeooo:rsid="007d9e61" style:font-weight-complex="bold"/>
    </style:style>
    <style:style style:name="T30" style:family="text">
      <style:text-properties officeooo:rsid="007ee44b" style:font-weight-complex="bold"/>
    </style:style>
    <style:style style:name="T31" style:family="text">
      <style:text-properties fo:font-style="italic" style:font-style-asian="italic"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font-weight-complex="bold"/>
    </style:style>
    <style:style style:name="T34" style:family="text">
      <style:text-properties fo:font-style="italic" officeooo:rsid="0028e54a" style:font-style-asian="italic" style:font-style-complex="italic" style:font-weight-complex="bold"/>
    </style:style>
    <style:style style:name="T35" style:family="text">
      <style:text-properties fo:font-style="italic" officeooo:rsid="0077ef6f" style:font-style-asian="italic" style:font-style-complex="italic" style:font-weight-complex="bold"/>
    </style:style>
    <style:style style:name="T36" style:family="text">
      <style:text-properties fo:font-style="italic" officeooo:rsid="00394d49"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394d49" style:font-style-asian="normal" style:font-style-complex="normal"/>
    </style:style>
    <style:style style:name="T39" style:family="text">
      <style:text-properties fo:font-style="normal" style:font-style-asian="normal" style:font-style-complex="normal" style:font-weight-complex="bold"/>
    </style:style>
    <style:style style:name="T40" style:family="text">
      <style:text-properties style:font-style-complex="italic" style:font-weight-complex="bold"/>
    </style:style>
    <style:style style:name="T41" style:family="text">
      <style:text-properties officeooo:rsid="00047674"/>
    </style:style>
    <style:style style:name="T42" style:family="text">
      <style:text-properties officeooo:rsid="0004a97f"/>
    </style:style>
    <style:style style:name="T43" style:family="text">
      <style:text-properties fo:font-size="12pt" fo:language="en" fo:country="US" officeooo:rsid="0004a97f" style:font-name-asian="Times New Roman1" style:font-size-asian="12pt" style:language-asian="en" style:country-asian="US" style:font-size-complex="12pt"/>
    </style:style>
    <style:style style:name="T44" style:family="text">
      <style:text-properties fo:font-size="12pt" fo:language="en" fo:country="US" officeooo:rsid="0023374a" style:font-name-asian="Times New Roman1" style:font-size-asian="12pt" style:language-asian="en" style:country-asian="US" style:font-size-complex="12pt" style:font-weight-complex="bold"/>
    </style:style>
    <style:style style:name="T45" style:family="text">
      <style:text-properties fo:font-size="12pt" fo:language="en" fo:country="US" officeooo:rsid="002514e1" style:font-name-asian="Times New Roman1" style:font-size-asian="12pt" style:language-asian="en" style:country-asian="US" style:font-size-complex="12pt" style:font-weight-complex="bold"/>
    </style:style>
    <style:style style:name="T46" style:family="text">
      <style:text-properties fo:font-size="12pt" fo:language="en" fo:country="US" officeooo:rsid="004c3f20" style:font-name-asian="Times New Roman1" style:font-size-asian="12pt" style:language-asian="en" style:country-asian="US" style:font-size-complex="12pt" style:font-weight-complex="bold"/>
    </style:style>
    <style:style style:name="T47" style:family="text">
      <style:text-properties fo:font-size="12pt" fo:language="en" fo:country="US" officeooo:rsid="0055e989" style:font-name-asian="Times New Roman1" style:font-size-asian="12pt" style:language-asian="en" style:country-asian="US" style:font-size-complex="12pt" style:font-weight-complex="bold"/>
    </style:style>
    <style:style style:name="T48" style:family="text">
      <style:text-properties fo:font-size="12pt" fo:language="en" fo:country="US" officeooo:rsid="00617fba" style:font-name-asian="Times New Roman1" style:font-size-asian="12pt" style:language-asian="en" style:country-asian="US" style:font-size-complex="12pt" style:font-weight-complex="bold"/>
    </style:style>
    <style:style style:name="T49" style:family="text">
      <style:text-properties fo:font-size="12pt" fo:language="en" fo:country="US" officeooo:rsid="00650dcd" style:font-name-asian="Times New Roman1" style:font-size-asian="12pt" style:language-asian="en" style:country-asian="US" style:font-size-complex="12pt" style:font-weight-complex="bold"/>
    </style:style>
    <style:style style:name="T50" style:family="text">
      <style:text-properties fo:font-size="12pt" fo:language="en" fo:country="US" officeooo:rsid="00794f8c" style:font-name-asian="Times New Roman1" style:font-size-asian="12pt" style:language-asian="en" style:country-asian="US" style:font-size-complex="12pt" style:font-weight-complex="bold"/>
    </style:style>
    <style:style style:name="T51" style:family="text">
      <style:text-properties fo:font-size="12pt" fo:language="en" fo:country="US" officeooo:rsid="0013ebaf" style:font-name-asian="Times New Roman1" style:font-size-asian="12pt" style:language-asian="en" style:country-asian="US" style:font-size-complex="12pt"/>
    </style:style>
    <style:style style:name="T52" style:family="text">
      <style:text-properties fo:font-size="12pt" fo:language="en" fo:country="US" officeooo:rsid="0018cddf" style:font-name-asian="Times New Roman1" style:font-size-asian="12pt" style:language-asian="en" style:country-asian="US" style:font-size-complex="12pt"/>
    </style:style>
    <style:style style:name="T53" style:family="text">
      <style:text-properties fo:font-size="12pt" fo:language="en" fo:country="US" officeooo:rsid="002514e1" style:font-name-asian="Times New Roman1" style:font-size-asian="12pt" style:language-asian="en" style:country-asian="US" style:font-size-complex="12pt"/>
    </style:style>
    <style:style style:name="T54" style:family="text">
      <style:text-properties fo:font-size="12pt" fo:language="en" fo:country="US" officeooo:rsid="00262275" style:font-name-asian="Times New Roman1" style:font-size-asian="12pt" style:language-asian="en" style:country-asian="US" style:font-size-complex="12pt"/>
    </style:style>
    <style:style style:name="T55" style:family="text">
      <style:text-properties fo:font-size="12pt" fo:language="en" fo:country="US" officeooo:rsid="002b1831" style:font-name-asian="Times New Roman1" style:font-size-asian="12pt" style:language-asian="en" style:country-asian="US" style:font-size-complex="12pt"/>
    </style:style>
    <style:style style:name="T56" style:family="text">
      <style:text-properties fo:font-size="12pt" fo:language="en" fo:country="US" officeooo:rsid="003bd5ef" style:font-name-asian="Times New Roman1" style:font-size-asian="12pt" style:language-asian="en" style:country-asian="US" style:font-size-complex="12pt"/>
    </style:style>
    <style:style style:name="T57" style:family="text">
      <style:text-properties fo:font-size="12pt" fo:language="en" fo:country="US" officeooo:rsid="004c0ad7" style:font-name-asian="Times New Roman1" style:font-size-asian="12pt" style:language-asian="en" style:country-asian="US" style:font-size-complex="12pt"/>
    </style:style>
    <style:style style:name="T58" style:family="text">
      <style:text-properties fo:font-size="12pt" fo:language="en" fo:country="US" officeooo:rsid="004e72ec" style:font-name-asian="Times New Roman1" style:font-size-asian="12pt" style:language-asian="en" style:country-asian="US" style:font-size-complex="12pt"/>
    </style:style>
    <style:style style:name="T59" style:family="text">
      <style:text-properties fo:font-size="12pt" fo:language="en" fo:country="US" officeooo:rsid="00507751" style:font-name-asian="Times New Roman1" style:font-size-asian="12pt" style:language-asian="en" style:country-asian="US" style:font-size-complex="12pt"/>
    </style:style>
    <style:style style:name="T60" style:family="text">
      <style:text-properties fo:font-size="12pt" fo:language="en" fo:country="US" officeooo:rsid="00529196" style:font-name-asian="Times New Roman1" style:font-size-asian="12pt" style:language-asian="en" style:country-asian="US" style:font-size-complex="12pt"/>
    </style:style>
    <style:style style:name="T61" style:family="text">
      <style:text-properties fo:font-size="12pt" fo:language="en" fo:country="US" officeooo:rsid="005336f1" style:font-name-asian="Times New Roman1" style:font-size-asian="12pt" style:language-asian="en" style:country-asian="US" style:font-size-complex="12pt"/>
    </style:style>
    <style:style style:name="T62" style:family="text">
      <style:text-properties fo:font-size="12pt" fo:language="en" fo:country="US" officeooo:rsid="00550bb8" style:font-name-asian="Times New Roman1" style:font-size-asian="12pt" style:language-asian="en" style:country-asian="US" style:font-size-complex="12pt"/>
    </style:style>
    <style:style style:name="T63" style:family="text">
      <style:text-properties fo:font-size="12pt" fo:language="en" fo:country="US" officeooo:rsid="0055e989" style:font-name-asian="Times New Roman1" style:font-size-asian="12pt" style:language-asian="en" style:country-asian="US" style:font-size-complex="12pt"/>
    </style:style>
    <style:style style:name="T64" style:family="text">
      <style:text-properties fo:font-size="12pt" fo:language="en" fo:country="US" officeooo:rsid="005817df" style:font-name-asian="Times New Roman1" style:font-size-asian="12pt" style:language-asian="en" style:country-asian="US" style:font-size-complex="12pt"/>
    </style:style>
    <style:style style:name="T65" style:family="text">
      <style:text-properties fo:font-size="12pt" fo:language="en" fo:country="US" officeooo:rsid="0009ad41" style:font-name-asian="Times New Roman1" style:font-size-asian="12pt" style:language-asian="en" style:country-asian="US" style:font-size-complex="12pt"/>
    </style:style>
    <style:style style:name="T66" style:family="text">
      <style:text-properties fo:font-size="12pt" fo:language="en" fo:country="US" officeooo:rsid="0059d2eb" style:font-name-asian="Times New Roman1" style:font-size-asian="12pt" style:language-asian="en" style:country-asian="US" style:font-size-complex="12pt"/>
    </style:style>
    <style:style style:name="T67" style:family="text">
      <style:text-properties fo:font-size="12pt" fo:language="en" fo:country="US" officeooo:rsid="005c54f0" style:font-name-asian="Times New Roman1" style:font-size-asian="12pt" style:language-asian="en" style:country-asian="US" style:font-size-complex="12pt"/>
    </style:style>
    <style:style style:name="T68" style:family="text">
      <style:text-properties fo:font-size="12pt" fo:language="en" fo:country="US" officeooo:rsid="00617fba" style:font-name-asian="Times New Roman1" style:font-size-asian="12pt" style:language-asian="en" style:country-asian="US" style:font-size-complex="12pt"/>
    </style:style>
    <style:style style:name="T69" style:family="text">
      <style:text-properties fo:font-size="12pt" fo:language="en" fo:country="US" officeooo:rsid="00678358" style:font-name-asian="Times New Roman1" style:font-size-asian="12pt" style:language-asian="en" style:country-asian="US" style:font-size-complex="12pt"/>
    </style:style>
    <style:style style:name="T70" style:family="text">
      <style:text-properties fo:font-size="12pt" fo:language="en" fo:country="US" officeooo:rsid="00694a9a" style:font-name-asian="Times New Roman1" style:font-size-asian="12pt" style:language-asian="en" style:country-asian="US" style:font-size-complex="12pt"/>
    </style:style>
    <style:style style:name="T71" style:family="text">
      <style:text-properties fo:font-size="12pt" fo:language="en" fo:country="US" officeooo:rsid="0069b4d8" style:font-name-asian="Times New Roman1" style:font-size-asian="12pt" style:language-asian="en" style:country-asian="US" style:font-size-complex="12pt"/>
    </style:style>
    <style:style style:name="T72" style:family="text">
      <style:text-properties fo:font-size="12pt" fo:language="en" fo:country="US" officeooo:rsid="006d0d68" style:font-name-asian="Times New Roman1" style:font-size-asian="12pt" style:language-asian="en" style:country-asian="US" style:font-size-complex="12pt"/>
    </style:style>
    <style:style style:name="T73" style:family="text">
      <style:text-properties fo:font-size="12pt" fo:language="en" fo:country="US" officeooo:rsid="006dfd97" style:font-name-asian="Times New Roman1" style:font-size-asian="12pt" style:language-asian="en" style:country-asian="US" style:font-size-complex="12pt"/>
    </style:style>
    <style:style style:name="T74" style:family="text">
      <style:text-properties fo:font-size="12pt" fo:language="en" fo:country="US" officeooo:rsid="006fe9c3" style:font-name-asian="Times New Roman1" style:font-size-asian="12pt" style:language-asian="en" style:country-asian="US" style:font-size-complex="12pt"/>
    </style:style>
    <style:style style:name="T75" style:family="text">
      <style:text-properties fo:font-size="12pt" fo:language="en" fo:country="US" officeooo:rsid="0070a624" style:font-name-asian="Times New Roman1" style:font-size-asian="12pt" style:language-asian="en" style:country-asian="US" style:font-size-complex="12pt"/>
    </style:style>
    <style:style style:name="T76" style:family="text">
      <style:text-properties fo:font-size="12pt" fo:language="en" fo:country="US" officeooo:rsid="00821984" style:font-name-asian="Times New Roman1" style:font-size-asian="12pt" style:language-asian="en" style:country-asian="US" style:font-size-complex="12pt"/>
    </style:style>
    <style:style style:name="T77" style:family="text">
      <style:text-properties fo:font-size="12pt" fo:language="en" fo:country="US" officeooo:rsid="0083d315" style:font-name-asian="Times New Roman1" style:font-size-asian="12pt" style:language-asian="en" style:country-asian="US" style:font-size-complex="12pt"/>
    </style:style>
    <style:style style:name="T78" style:family="text">
      <style:text-properties fo:font-size="12pt" fo:language="en" fo:country="US" officeooo:rsid="00848621" style:font-name-asian="Times New Roman1" style:font-size-asian="12pt" style:language-asian="en" style:country-asian="US" style:font-size-complex="12pt"/>
    </style:style>
    <style:style style:name="T79" style:family="text">
      <style:text-properties fo:font-size="12pt" fo:language="en" fo:country="US" officeooo:rsid="0085eda5" style:font-name-asian="Times New Roman1" style:font-size-asian="12pt" style:language-asian="en" style:country-asian="US" style:font-size-complex="12pt"/>
    </style:style>
    <style:style style:name="T80" style:family="text">
      <style:text-properties fo:font-size="12pt" fo:language="en" fo:country="US" officeooo:rsid="0085f1f0" style:font-name-asian="Times New Roman1" style:font-size-asian="12pt" style:language-asian="en" style:country-asian="US" style:font-size-complex="12pt"/>
    </style:style>
    <style:style style:name="T81" style:family="text">
      <style:text-properties fo:font-size="12pt" fo:language="en" fo:country="US" officeooo:rsid="0086004b" style:font-name-asian="Times New Roman1" style:font-size-asian="12pt" style:language-asian="en" style:country-asian="US" style:font-size-complex="12pt"/>
    </style:style>
    <style:style style:name="T82" style:family="text">
      <style:text-properties fo:font-size="12pt" fo:language="en" fo:country="US" officeooo:rsid="008f806d" style:font-name-asian="Times New Roman1" style:font-size-asian="12pt" style:language-asian="en" style:country-asian="US" style:font-size-complex="12pt"/>
    </style:style>
    <style:style style:name="T83" style:family="text">
      <style:text-properties fo:font-size="12pt" fo:language="en" fo:country="US" fo:font-style="italic" officeooo:rsid="003bd5ef" style:font-name-asian="Times New Roman1" style:font-size-asian="12pt" style:language-asian="en" style:country-asian="US" style:font-style-asian="italic" style:font-size-complex="12pt" style:font-style-complex="italic"/>
    </style:style>
    <style:style style:name="T84" style:family="text">
      <style:text-properties officeooo:rsid="0009ad41"/>
    </style:style>
    <style:style style:name="T85" style:family="text">
      <style:text-properties officeooo:rsid="0012b950"/>
    </style:style>
    <style:style style:name="T86" style:family="text">
      <style:text-properties officeooo:rsid="0013ebaf"/>
    </style:style>
    <style:style style:name="T87" style:family="text">
      <style:text-properties officeooo:rsid="001777d6"/>
    </style:style>
    <style:style style:name="T88" style:family="text">
      <style:text-properties officeooo:rsid="0018cddf"/>
    </style:style>
    <style:style style:name="T89" style:family="text">
      <style:text-properties officeooo:rsid="002514e1"/>
    </style:style>
    <style:style style:name="T90" style:family="text">
      <style:text-properties officeooo:rsid="002b1831"/>
    </style:style>
    <style:style style:name="T91" style:family="text">
      <style:text-properties officeooo:rsid="0037bc44"/>
    </style:style>
    <style:style style:name="T92" style:family="text">
      <style:text-properties officeooo:rsid="0037dd77"/>
    </style:style>
    <style:style style:name="T93" style:family="text">
      <style:text-properties officeooo:rsid="00394d49"/>
    </style:style>
    <style:style style:name="T94" style:family="text">
      <style:text-properties officeooo:rsid="0039a942"/>
    </style:style>
    <style:style style:name="T95" style:family="text">
      <style:text-properties officeooo:rsid="003bd5ef"/>
    </style:style>
    <style:style style:name="T96" style:family="text">
      <style:text-properties officeooo:rsid="004e72ec"/>
    </style:style>
    <style:style style:name="T97" style:family="text">
      <style:text-properties officeooo:rsid="004f95c8"/>
    </style:style>
    <style:style style:name="T98" style:family="text">
      <style:text-properties officeooo:rsid="00507751"/>
    </style:style>
    <style:style style:name="T99" style:family="text">
      <style:text-properties officeooo:rsid="0050db4e"/>
    </style:style>
    <style:style style:name="T100" style:family="text">
      <style:text-properties officeooo:rsid="0052e87a"/>
    </style:style>
    <style:style style:name="T101" style:family="text">
      <style:text-properties officeooo:rsid="005336f1"/>
    </style:style>
    <style:style style:name="T102" style:family="text">
      <style:text-properties officeooo:rsid="00550bb8"/>
    </style:style>
    <style:style style:name="T103" style:family="text">
      <style:text-properties officeooo:rsid="0055e989"/>
    </style:style>
    <style:style style:name="T104" style:family="text">
      <style:text-properties officeooo:rsid="005817df"/>
    </style:style>
    <style:style style:name="T105" style:family="text">
      <style:text-properties officeooo:rsid="0059d2eb"/>
    </style:style>
    <style:style style:name="T106" style:family="text">
      <style:text-properties officeooo:rsid="005b1cc9"/>
    </style:style>
    <style:style style:name="T107" style:family="text">
      <style:text-properties officeooo:rsid="005c54f0"/>
    </style:style>
    <style:style style:name="T108" style:family="text">
      <style:text-properties officeooo:rsid="00617fba"/>
    </style:style>
    <style:style style:name="T109" style:family="text">
      <style:text-properties officeooo:rsid="00650dcd"/>
    </style:style>
    <style:style style:name="T110" style:family="text">
      <style:text-properties officeooo:rsid="006563d8"/>
    </style:style>
    <style:style style:name="T111" style:family="text">
      <style:text-properties officeooo:rsid="0065cebb"/>
    </style:style>
    <style:style style:name="T112" style:family="text">
      <style:text-properties officeooo:rsid="00678358"/>
    </style:style>
    <style:style style:name="T113" style:family="text">
      <style:text-properties officeooo:rsid="00694a9a"/>
    </style:style>
    <style:style style:name="T114" style:family="text">
      <style:text-properties officeooo:rsid="006b2583"/>
    </style:style>
    <style:style style:name="T115" style:family="text">
      <style:text-properties officeooo:rsid="006bd043"/>
    </style:style>
    <style:style style:name="T116" style:family="text">
      <style:text-properties officeooo:rsid="006d0d68"/>
    </style:style>
    <style:style style:name="T117" style:family="text">
      <style:text-properties officeooo:rsid="006dfd97"/>
    </style:style>
    <style:style style:name="T118" style:family="text">
      <style:text-properties officeooo:rsid="006e3b33"/>
    </style:style>
    <style:style style:name="T119" style:family="text">
      <style:text-properties officeooo:rsid="006fe9c3"/>
    </style:style>
    <style:style style:name="T120" style:family="text">
      <style:text-properties officeooo:rsid="00722f5e"/>
    </style:style>
    <style:style style:name="T121" style:family="text">
      <style:text-properties style:text-position="super 58%" officeooo:rsid="00794f8c" style:font-weight-complex="bold"/>
    </style:style>
    <style:style style:name="T122" style:family="text">
      <style:text-properties officeooo:rsid="00802bff"/>
    </style:style>
    <style:style style:name="T123" style:family="text">
      <style:text-properties officeooo:rsid="0085f1f0"/>
    </style:style>
    <style:style style:name="T124" style:family="text">
      <style:text-properties officeooo:rsid="0087786b"/>
    </style:style>
    <style:style style:name="T125" style:family="text">
      <style:text-properties officeooo:rsid="008894f3"/>
    </style:style>
    <style:style style:name="T126" style:family="text">
      <style:text-properties officeooo:rsid="0088f5eb"/>
    </style:style>
    <style:style style:name="T127" style:family="text">
      <style:text-properties officeooo:rsid="008a6bc3"/>
    </style:style>
    <style:style style:name="T128" style:family="text">
      <style:text-properties officeooo:rsid="008b7045"/>
    </style:style>
    <style:style style:name="T129" style:family="text">
      <style:text-properties officeooo:rsid="008f1870"/>
    </style:style>
    <style:style style:name="T130" style:family="text">
      <style:text-properties officeooo:rsid="008f80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ow Heroes and Traders Maintain Cooperative Involvement: Cognitive Systems for Cooperation</text:p>
      <text:p text:style-name="P17">Breno Hax Junior, Universidade Federal do Paraná</text:p>
      <text:p text:style-name="P18"/>
      <text:p text:style-name="P18">Introduction</text:p>
      <text:p text:style-name="P6"><text:span text:style-name="T17">Rewards can decrease involvement in cooperation. Experimental research has shown that, under certain conditions, the introduction of rewards intended to improve involvement in a cooperative activity has the opposite result in situations in which there is previous cooperative involvement (Frey &amp; Goette, 1999; Mellström &amp; Johannesson, 2008; Warneken &amp; Tomasello, 2008). Moreover, under certain conditions, imposing costs to improve cooperative involvement reduces the previous level of cooperative involvement (Gneezy &amp; Rustichini, 2000). I argue that the decreasing of cooperative involvement by the introduction of rewards or costs is explained by the switching between cognitive systems of the human mind that I identify as the </text:span><text:span text:style-name="T31">hero system</text:span><text:span text:style-name="T17"> and the </text:span><text:span text:style-name="T31">trader system</text:span><text:span text:style-name="T17">. I argue that the </text:span><text:soft-page-break/><text:span text:style-name="T17">function of the hero system is to create and maintain connections and cooperative involvement motivated by the appraisal of these connections. </text:span><text:span text:style-name="T19">A connection is a</text:span><text:span text:style-name="T28"> </text:span><text:span text:style-name="T19">relation of car</text:span><text:span text:style-name="T28">ing</text:span><text:span text:style-name="T19"> that an individual has with something. </text:span><text:span text:style-name="T29">(On caring, cf. Frankfurt </text:span><text:span text:style-name="T30">1998</text:span><text:span text:style-name="T29">)</text:span><text:span text:style-name="T17"> I argue that the function of the trader system is to implement cooperative involvement in activities and interactions motivated by the appraisal of their costs and benefits. The trader system is a solution for introducing cooperative involvement in situations without relevant connections. However, the switching from the hero system to the trader system can interfere in the cooperative involvement. Because connections are fundamental for our happiness, interference in the cooperative involvement of the hero system can disturb our happiness.</text:span></text:p>
      <text:p text:style-name="P7"><text:span text:style-name="T17"><text:tab/>My purpose in this article is to present not new experimental research but, rather, a new framework for explaining the surprising fact that the introduction of rewards can lead to decreasing cooperative involvement under certain conditions. I try to identify these conditions and elaborate a framework that can be used to develop experimental studies about cooperative involvement. I am relying on experimental studies known in the literature of psychology and economics, and I am conscious of the large number of conditions involved in every experimental study that can interfere with its results, and that a study’s findings can be interpreted in different ways. I elaborate a framework that integrates concepts from discussions in distinct fields of psychology and anthropology and my </text:span><text:soft-page-break/><text:span text:style-name="T17">intention is to contribute to understanding cooperative involvement, something widely held to be fundamental for our life, happiness, and well-being (Deci and Ryan 1991, 2000; Baumeister &amp; Leary, 1995; </text:span><text:bookmark-start text:name="_Hlk56239568"/><text:span text:style-name="T17">Kawachi &amp; Berkman, 2001; Thomas, Liu, &amp; Umberson, 2017;</text:span><text:span text:style-name="HTML_20_Cite"><text:span text:style-name="T37"> Quoidbach, Taquet, Desseilles, Montjoye, &amp; Gross, 2019)</text:span></text:span><text:bookmark-end text:name="_Hlk56239568"/><text:span text:style-name="T17">. I hope this article can make a contribution to an improved </text:span><text:span text:style-name="T48">picture</text:span><text:span text:style-name="T17"> of human cooperative involvement.</text:span></text:p>
      <text:p text:style-name="P20"><text:tab/>I <text:span text:style-name="T108">also </text:span>have <text:span text:style-name="T57">the</text:span> purpose in this article <text:span text:style-name="T57">to</text:span> identify the basis of the switching between the cognitive systems that I am identifying. This explanation can <text:span text:style-name="T68">help</text:span> to find a <text:span text:style-name="T68">way of</text:span> protecting human emotional involvement from undesirable interferences. I argue that the switching is produced by shifts of attention and appraisals. <text:span text:style-name="T57">I</text:span>t is not the introduction of rewards that produces the switching but the attention to the rewards and the appraisal that the individual makes of what he is attending to. My view is that individuals can return to the initial emotional involvement <text:span text:style-name="T57">moving their attention </text:span>to the <text:span text:style-name="T108">objects of their </text:span>connection. <text:span text:style-name="T122">I <text:s/>call “object of connection” the individual or group of individuals (whatever their nature or kind) that an individual cares about.</text:span></text:p>
      <text:p text:style-name="P24">I claim that the hero system and the trader system are cognitive systems with distinct functions that implement different cooperative involvements. I argue that the switching between these systems explains the decreasing in cooperative involvement in <text:soft-page-break/>situations of introduction of rewards or costs. For brevity, I say that an individual is in <text:span text:style-name="T32">hero mode</text:span> or in <text:span text:style-name="T32">trader mode</text:span>.</text:p>
      <text:p text:style-name="P11"><text:span text:style-name="T17">I claim that the function of the hero system is to create and maintain connections and implement cooperative involvement motivated by the appraisal of these connections. </text:span><text:span text:style-name="T3">We could say that the hero system works to preserve what </text:span><text:span text:style-name="T4">the individuals</text:span><text:span text:style-name="T3"> care </text:span><text:span text:style-name="T4">about</text:span><text:span text:style-name="T3">.</text:span><text:span text:style-name="T17"> </text:span><text:span text:style-name="T22">T</text:span><text:span text:style-name="T17">he function of the trader system is to implement cooperative involvement in social interactions and activities motivated by appraisals of their costs and benefits.</text:span></text:p>
      <text:p text:style-name="P24">According to my picture, each system for cooperative involvement uses different information from the same situation. In hero mode, individuals appraise the cooperative activity or interaction in terms of their connections and perform the cooperative activity or interaction because they consider that this activity or interaction <text:span text:style-name="T68">helps or cares for </text:span><text:span text:style-name="T76">their objects of connection</text:span>. In trader mode, individuals appraise the cooperative activity or interaction as an exchange between their activity and the rewards or costs of the results of the activity and perform the activity or interaction if they consider the exchange as advantageous.</text:p>
      <text:p text:style-name="P24">I argue that the situations in which cooperative involvement decreases after the introduction of rewards (or costs) are situations in which the mind switches from hero mode <text:soft-page-break/>to trader mode after attending to the rewards (or costs) and reappraising the situation as a situation of exchange. Initially, the mind is in hero mode, appraising the situation in terms of connections. After the insertion of rewards and the attentional shift, the mind reappraises the situation as a situation of exchange and switches to trader mode. After switching, the mind considers rewards and costs as the relevant items for deciding involvement in the activity or interaction. Further research is needed to find evidence regarding whether this switching is temporary or not.</text:p>
      <text:p text:style-name="P8"><text:span text:style-name="T17">I claim that the human mind has two cognitive systems for cooperative involvement that implement different cooperative activities </text:span><text:span text:style-name="T23">and interactions</text:span><text:span text:style-name="T17">. A </text:span><text:span text:style-name="T33">cooperative</text:span><text:span text:style-name="T17"> interaction or activity is an interaction or activity in which an individual starts and maintains an activity </text:span><text:span text:style-name="T49">or interaction</text:span><text:span text:style-name="T17"> </text:span><text:span text:style-name="T20">to </text:span><text:span text:style-name="T49">help or benefit</text:span><text:span text:style-name="T17"> an</text:span><text:span text:style-name="T23">other</text:span><text:span text:style-name="T17"> individual or group. I </text:span><text:span text:style-name="T46">consider</text:span><text:span text:style-name="T17"> all human interactions in which the individual </text:span><text:span text:style-name="T20">attempts to </text:span><text:span text:style-name="T23">help</text:span><text:span text:style-name="T20"> </text:span><text:span text:style-name="T17">an individual or group </text:span><text:span text:style-name="T20">as</text:span><text:span text:style-name="T17"> types of cooperative interactions.</text:span></text:p>
      <text:p text:style-name="P24">“Hot cooperation” designates the types of cooperative involvement that the hero system implements by creating circles of connection. Different levels of emotional involvement connect the participants in each type of circle of connection (family, circle of friendship, band, clan, tribe, etc.). In hot cooperation, everyone contributes (by caring, sharing, helping, etc.) to the well-being of the individuals to whom they are connected as <text:soft-page-break/>part of a net of interdependent collaboration that ensures that everyone provides and receives benefits. I argue that the hero system uses circles <text:span text:style-name="T109">or nets </text:span>of connection to ensure trust and commitment between connected individuals.</text:p>
      <text:p text:style-name="P24">“Cool cooperation” designates the cooperative involvement that the trader system implements. In cool cooperation, the delivery of a benefit is conditional on the receiving of a benefit. Cool cooperation is conditional cooperation.</text:p>
      <text:p text:style-name="P24">I argue that the trader system is a solution for implementing cooperative activity in situations without connections and situations in which connections <text:span text:style-name="T110">can</text:span> be too weak to ensure hot cooperation. Because connections are necessary for the happiness and well-being of the individuals, the switching from hero mode to trader mode in situations in which there are connections can disturb the happiness and well-being of the individuals involved.</text:p>
      <text:p text:style-name="P24">In this article, I am not discussing the activity of trading itself, that is an activity that can be performed in hero mode. For example, an individual can perform the trading activity motivated by an interest in helping other individuals. We must carefully distinguish the activity of trading from the cognitive system that I call the “trader system”. I could choose another name for this cognitive system.</text:p>
      <text:p text:style-name="P24"><text:soft-page-break/>I <text:span text:style-name="T110">also </text:span>discuss the distinction between decreased cooperative involvement resulting from the introduction of rewards, and decreased involvement in the performance of <text:span text:style-name="T110">non-cooperative </text:span>tasks resulting from the introduction of rewards, which is the subject of the experimental studies of Deci (1971, 1975), Lepper, Greene, and Nisbett (1973), Lepper (1981), Deci and Ryan (1980, 1985, 1991, 2000), and Deci, Koestner, and Ryan (1999). <text:span text:style-name="T111">Although t</text:span>he decreasing of involvement in <text:span text:style-name="T111">those </text:span>tasks is outside the scope of this article, <text:span text:style-name="T111">I think that the present discussion can make clearer the phenomenon that they involve</text:span>.</text:p>
      <text:p text:style-name="P15">Cooperative Activity Decreased with Rewards</text:p>
      <text:p text:style-name="P25">Experimental research has shown (Frey &amp; Goette, 1999; Mellström &amp; Johannesson, 2008) situations in which decreased cooperative involvement was observed subsequent to the introduction of rewards. We can gain insight into these findings by analyzing them together with the finding of Gneezy and Rustichini (2000) that the introduction of fines as a means to decrease delays has the result of increasing the delays. The puzzling pattern of all these findings listed below is that individuals performing the cooperative activities stopped those activities after realizing that they would receive a reward for their cooperative activity or suffer a cost for avoiding it.</text:p>
      <text:p text:style-name="P20"/>
      <text:p text:style-name="P14"><text:soft-page-break/>1) After the introduction of monetary payments to compensate for expenses related to transportation, parking, and similar costs, volunteers reduced the hours that they committed to communitarian work (Frey &amp; Goette, 1999). The payments were introduced to boost cooperation but resulted in decreased cooperation. </text:p>
      <text:p text:style-name="P14"/>
      <text:p text:style-name="P14">2) Women's blood donation decreased by approximately one-half after the introduction of a monetary payment (Mellström &amp; Johannesson, 2008). For men, the introduction of a monetary payment did not affect the supply of blood donors.</text:p>
      <text:p text:style-name="P24">According to my picture, the participants in (1) and (2) were in hero mode before the introduction of payment. Their motivation was to help the community. The introduction of payment disturbed that involvement. As a result, the individuals reappraised the situation, considering only the costs and benefits of the activity regardless of their emotional involvement with the community. After the reappraisal, the involvement in the activity was decreased.</text:p>
      <text:p text:style-name="P24">I acknowledge that there is controversy on the effect of economic incentives for blood donation. Niza, Tung, and Marteau (2013) conducted a meta-analysis on the experimental research on the effect of economic incentives for blood donation and conclude there to be “limited evidence” that economic incentives are successful in increasing the <text:soft-page-break/>quantity of blood donated. Famously, Titmuss (1970) claims that economic incentives decrease the quality of the blood donated, rather than the amount of the blood donated.</text:p>
      <text:p text:style-name="P14">3) Ten daycare centers for children introduced a fine for delays. The aim of the fine was to reduce the incidence of parents being late to pick up their children (Gneezy &amp; Rustichini, 2000). Parental delay is a problem of cooperation. The result, however, was an unexpected increase in delays on the part of the parents. The parents felt comfortable paying as compensation for their delay. The cancelation of the fines failed, at least during the time considered in the study, to make the parents’ cooperation to return to the original level.</text:p>
      <text:p text:style-name="P24">Before the introduction of the fine, the parents appraised their situation in terms of commitment to the community of the daycare center. The parents were in hero mode, committed to the community that cares for their children. After the introduction of the fine, the parents reappraised the situation as an exchange of the cost (the fine) for the gain (more time to pick up the children) and considered the exchange advantageous. At least for the duration of the study, the parents stopped seeing the situation in terms of commitment to the community.</text:p>
      <text:p text:style-name="P23"><text:soft-page-break/>4) The introduction of rewards decreased the involvement of 20-month-old children in helping behavior (Warneken &amp; Tomasello, 2008). Children who received rewards for helping subsequently helped less than children who did not receive rewards.</text:p>
      <text:p text:style-name="P24">The experiment (4) provides evidence of the pattern of switching at an early age. See also a similar pattern with children in Fabes, Fultz, Eisenberg, May-Plumlee, and Christopher (1989).</text:p>
      <text:p text:style-name="P26">According to my picture, in situations <text:span text:style-name="T41">(</text:span>1-4<text:span text:style-name="T41">)</text:span>, the introduction of rewards and costs <text:span text:style-name="T90">produced a switching of cognitive systems</text:span>. The participants were initially in hero mode. After the insertion of external rewards and costs, they no longer considered the situation as one of connection but, rather, as one of exchange. As a result, the cooperative activity of the participants decreased. <text:span text:style-name="T90">Sure</text:span>ly the experiment with 20-month-old children requires careful interpretation <text:span text:style-name="T90">to know how </text:span>the children understand <text:span text:style-name="T55">contexts</text:span> of exchange. The experiment, however, shows a decrease in cooperative behavior following the introduction of rewards.</text:p>
      <text:p text:style-name="P24">I claim that in <text:span text:style-name="T41">(</text:span>1-4<text:span text:style-name="T41">)</text:span>, the decreasing of cooperative interaction is the result of the switching between cognitive systems. This claim can be true <text:span text:style-name="T103">although</text:span> there are situations in which increases in rewards (or costs) lead some individuals to resume their cooperative <text:soft-page-break/>activity. We can ask if the result of increasing the rewards (or costs) after the switching to trader mode would lead to a resumption of cooperative activity in hero mode, or whether this resumption would only happen in trader mode. <text:span text:style-name="T92">The k</text:span><text:span text:style-name="T91">nowledge of </text:span>the phenomenon of switching systems can improve decisions about how to maintain cooperative involvement at desired levels.</text:p>
      <text:p text:style-name="P9"><text:span text:style-name="T1">Shifts of Attention and I</text:span><text:span text:style-name="T2">nvolvement</text:span><text:span text:style-name="T1"> Pattern</text:span><text:span text:style-name="T2">s</text:span></text:p>
      <text:p text:style-name="P1"><text:span text:style-name="T5"><text:tab/>I claim that shifts of attention and </text:span><text:span text:style-name="T8">noting</text:span><text:span text:style-name="T5"> involvement patterns are necessary conditions to produce the switching between the systems hero and trader. I use “production” rather than “causation” because the first term does not commit my </text:span><text:span text:style-name="T9">picture</text:span><text:span text:style-name="T5"> to a causal </text:span><text:span text:style-name="T6">approach</text:span><text:span text:style-name="T5">. </text:span><text:span text:style-name="T7">T</text:span><text:span text:style-name="T5">he term “production” allows us to keep open the discussion about what the nature of the relation is exactly between attention, </text:span><text:span text:style-name="T8">noting</text:span><text:span text:style-name="T5"> involvement patterns, and the switching.</text:span></text:p>
      <text:p text:style-name="P25">For a philosophical discussion of the interaction between shifts of attention and cognitive systems, <text:span text:style-name="T114">cf.</text:span> Campbell (2002). Shifts of attention play a role in emotion regulation (Johnson, 2009) and they are successful ways of reducing emotional reactivity (Rothbart &amp; Sheese, 2007). <text:span text:style-name="T114">P</text:span>hilosophers have argued that shifts of attention can also change the phenomenology of perception (James 1890, Block 1995, Chalmers 2004). Ned Block <text:soft-page-break/>argues that, <text:span text:style-name="T115">regardless of having</text:span> fixed eyes, moving one’s attention around a scene produces different non-illusory percepts that cannot result from the properties of the object in the scene or from the properties that the experience represents (Block 2010).</text:p>
      <text:p text:style-name="P20"><text:tab/>I claim that the introduction of rewards elicits the attentional shift and shifting one’s attention allows evaluating the performance in the activity or interaction as something that is exchanged by the rewards. After th<text:span text:style-name="T85">at</text:span> attentional shift, the individual <text:span text:style-name="T85">not</text:span>es the available exchange involvement pattern. I call “involvement patterns” ways in which the <text:span text:style-name="T85">motivators of the activity or interaction (the </text:span>things that motivate the activity or interaction<text:span text:style-name="T85">)</text:span> are related <text:span text:style-name="T129">to</text:span> <text:span text:style-name="T85">it</text:span>. I <text:span text:style-name="T96">call</text:span> “hero pattern”, the <text:span text:style-name="T96">pattern in which the</text:span> object of connection is the motivator of the activity. I <text:span text:style-name="T96">call</text:span> “exchange pattern” <text:span text:style-name="T96">the pattern in which</text:span> the motivators are things that the individual <text:span text:style-name="T58">expect to</text:span> receive in exchange for the activity <text:span text:style-name="T96">or interaction</text:span>.</text:p>
      <text:p text:style-name="P27"><text:tab/><text:span text:style-name="T84">A distinct </text:span><text:span text:style-name="T86">involvement</text:span><text:span text:style-name="T84"> pattern is </text:span><text:span text:style-name="T97">what I call </text:span><text:span text:style-name="T84">the “</text:span><text:span text:style-name="T97">enjoyment</text:span><text:span text:style-name="T84"> pattern” in which the motivator of an activity or interaction is the </text:span><text:span text:style-name="T58">enjoyment</text:span><text:span text:style-name="T84"> that this activity or interaction produces. </text:span><text:span text:style-name="T104">T</text:span><text:span text:style-name="T51">he empirical findings of Edward Deci in Deci (1971, 1975) </text:span><text:span text:style-name="T64">show examples of this kind of </text:span><text:span text:style-name="T51">involvement</text:span><text:span text:style-name="T65"> pattern</text:span><text:span text:style-name="T11">. </text:span><text:span text:style-name="T15">(</text:span><text:span text:style-name="T12">I discuss the findings of Deci and Richard Ryan in “A Distinct Involvement Pattern” ahead.</text:span><text:span text:style-name="T15">)</text:span><text:span text:style-name="T12"> </text:span><text:span text:style-name="T13">My picture opens the possibility </text:span><text:span text:style-name="T16">of </text:span><text:span text:style-name="T13">say</text:span><text:span text:style-name="T16">ing</text:span><text:span text:style-name="T13"> that th</text:span><text:span text:style-name="T14">e enjoyment</text:span><text:span text:style-name="T13"> pattern is included in the hero </text:span><text:span text:style-name="T10">pattern</text:span><text:span text:style-name="T13">.</text:span></text:p>
      <text:p text:style-name="P20"><text:soft-page-break/><text:tab/>Although it is plausible that all or the most part of the participants <text:span text:style-name="T87">in the experiments (1-4)</text:span> were able to <text:span text:style-name="T72">note</text:span> the exchange pattern, not every participant switched to trader mode. Surely <text:span text:style-name="T116">noting </text:span>an involvement pattern is distinct from <text:span text:style-name="T72">choosing</text:span> to start an activity or interaction <text:span text:style-name="T72">that exemplifies</text:span> that pattern.</text:p>
      <text:p text:style-name="P30"><text:tab/><text:span text:style-name="T73">M</text:span>y picture <text:span text:style-name="T117">proposes that</text:span> attentional shifts and identifications of involvement patterns are necessary but not sufficient to produce the switching between the systems for cooperative involvement. My picture predicts that a mother will remain in hero mode in caring her child, <text:span text:style-name="T63">although</text:span> rewards are offered to her to improve her caring. The mother can <text:span text:style-name="T118">recognize</text:span> the exchange pattern and <text:span text:style-name="T88">maintain the</text:span> hero mode. I think that the <text:span text:style-name="T66">strenghteness</text:span> of connections to what Harry Frankfurt aptly calls “the things we care about” (Frankfurt 1998) is decisive to maintain the hero mode or return to the hero mode once again. <text:span text:style-name="T43">I consider</text:span> that the key point to choose the involvement pattern is how <text:span text:style-name="T105">deep</text:span> the individual’s co<text:span text:style-name="T105">nnection</text:span> to the things <text:span text:style-name="T43">fig</text:span>uring in the situation <text:span text:style-name="T130">is</text:span>. Perhaps what my picture <text:span text:style-name="T118">present</text:span><text:span text:style-name="T52">s as the working of</text:span> two systems is<text:span text:style-name="T52"> the outcome of</text:span> different emotional ways of approaching situation<text:span text:style-name="T88">s</text:span>.</text:p>
      <text:p text:style-name="P20"><text:tab/>An important question is what makes humans <text:span text:style-name="T42">maintain</text:span> a particular involvement pattern. This surely depends on needs, goals, values, interests, beliefs, desires, and <text:soft-page-break/>intentions of the individual. <text:span text:style-name="T130">A</text:span>nswer<text:span text:style-name="T130">ing</text:span> this question can allow us to answer the question on what factors could make a person <text:span text:style-name="T52">able to avoid</text:span> the switching.</text:p>
      <text:p text:style-name="P20"><text:tab/><text:span text:style-name="T106">I claim that in hero mode the </text:span><text:span text:style-name="T119">attentional </text:span><text:span text:style-name="T106">object</text:span><text:span text:style-name="T119">s </text:span><text:span text:style-name="T74">are the objects of connection and the hero pattern</text:span><text:span text:style-name="T106">. The introduction of rewards and costs elicits an attentional shift that makes the rewards and costs </text:span><text:span text:style-name="T119">and the exchange pattern in which they are </text:span><text:span text:style-name="T106">the attentional objects.</text:span></text:p>
      <text:p text:style-name="P31"><text:tab/>My picture <text:span text:style-name="T59">is compatible with</text:span> the <text:span text:style-name="T74">thesis</text:span> that <text:span text:style-name="T74">recognizing attentional objects as objects of connection in a hero pattern and as rewards or costs in an exchange pattern are kinds </text:span>of appraisal as the appraisal theory <text:span text:style-name="T98">(Arnold 1960)</text:span> s<text:span text:style-name="T107">upposes</text:span>. For a philosophical discussion on appraisals, see Nichols (2007). <text:span text:style-name="T99">Langer (1967) and </text:span><text:span text:style-name="T93">Bowlby </text:span><text:span text:style-name="T99">(1969, 1982, p. 104, 108) point out</text:span><text:span text:style-name="T93"> that “</text:span><text:span text:style-name="T99">often”</text:span><text:span text:style-name="T93"> appraisings are “</text:span><text:span text:style-name="T36">felt</text:span><text:span text:style-name="T38">”</text:span><text:span text:style-name="T93"> (1969, p. 104).</text:span></text:p>
      <text:p text:style-name="P31"><text:span text:style-name="T60"><text:tab/></text:span><text:span text:style-name="T75">Although the thesis that these attentional shifts result in appraisals is independent from the thesis that the switching results from the attentional shift, I claim that mov</text:span><text:span text:style-name="T82">ing</text:span><text:span text:style-name="T75"> attention to objects in involvement patterns is a kind of appraisal. I propose that</text:span><text:span text:style-name="T60"> not</text:span><text:span text:style-name="T82">ing</text:span><text:span text:style-name="T60"> a hero pattern in a situation is to “feel” feelings of car</text:span><text:span text:style-name="T82">ing</text:span><text:span text:style-name="T67"> for</text:span><text:span text:style-name="T60"> the things in that situation. The</text:span><text:span text:style-name="T75">se</text:span><text:span text:style-name="T60"> “intuitive appraisals”, to use </text:span><text:span text:style-name="T67">Bowlby’s</text:span><text:span text:style-name="T60"> (1969, 1982, p. 104) </text:span><text:span text:style-name="T67">apt phrase</text:span><text:span text:style-name="T94">.</text:span></text:p>
      <text:p text:style-name="P23"><text:tab/>Because there is an attentional shifting, individuals can return to their previous level of emotional involvement by once more attending to the people and communities they care about. However, in experiment <text:span text:style-name="T88">(</text:span>3<text:span text:style-name="T88">)</text:span>, the participants did not immediately return to their <text:soft-page-break/>previous level of cooperative involvement. Further research is needed to determine under what conditions the switching produces temporary or permanent effects.</text:p>
      <text:p text:style-name="P23"><text:tab/>Individuals in trader mode consider interactions and activities in terms of costs and rewards, rather than <text:span text:style-name="T120">in terms of </text:span>the emotional features of their connections. Thus, performing an activity in trader mode, in certain conditions, can be an obstacle to creating and maintaining the connections that individuals create in hero mode. Because creating and maintaining connections are necessary conditions for human well-being and happiness (Baumeister &amp; Leary, 1995; Deci &amp; Ryan, 1991, 2000; Kawachi &amp; Berkman, 2001; Thomas, Liu, &amp; Umberson, 2017; Quoidbach, Taquet, Desseilles, Montjoye, &amp; Gross, 2019), this outcome can disturb human well-being and happiness.</text:p>
      <text:p text:style-name="P15">The Function of the Hero System</text:p>
      <text:p text:style-name="P25">I propose that the function of the hero system is to create and maintain connections. <text:s/><text:span text:style-name="T100">A connection is </text:span><text:span text:style-name="T69">the emotional relation that individuals have with the things they care about and only with the things they care about</text:span><text:span text:style-name="T100">. </text:span>Different psychological theories have claimed that humans have an innate need for connection. I agree with that claim and propose that the hero system works in a way that satisfies this psychological need and promotes the cooperative involvements that are necessary for the survival of social groups.</text:p>
      <text:p text:style-name="P28"><text:soft-page-break/>According to Deci and Ryan (1991, 2000) and to Baumeister and Leary (1995), the need for connection is an innate human need. T<text:span text:style-name="T101">hese authors call t</text:span>his need “the need to belong” (Baumeister &amp; Leary, 1995) <text:span text:style-name="T101">and</text:span> “the need for relatedness” (Deci &amp; Ryan, 2000). Bowlby (1969) <text:span text:style-name="T61">calls</text:span> this need the “desire for attachment”. Deci and Ryan (2000) propose that humans pursue connection to other humans and groups to satisfy this innate human need. Individuals need to feel connected to others—“to love and care, and to be loved and cared for” (Deci &amp; Ryan, 2000, p. 231). Baumeister and Leary (1995) and Deci and Ryan (2000) propose that connection is necessary for well-being.</text:p>
      <text:p text:style-name="P28">I claim that the hero system promot<text:span text:style-name="T101">es</text:span> connection <text:span text:style-name="T101">and the creation of connections is</text:span> a necessary condition for individuals' happiness <text:span text:style-name="T112">and well-being. Perhaps well-being is a component of happiness. (Cf. Williams (1985) and Raz (2004) for philosophical discussions of well-being.)</text:span></text:p>
      <text:p text:style-name="P8"><text:span text:style-name="T17">Because the hero system introduces connection in groups, it implements the strategy of </text:span><text:span text:style-name="T40">hot cooperation</text:span><text:span text:style-name="T17">. A strategy of hot cooperation is one in which everyone contributes to the group by sharing and helping in a network of interdependent collaboration that ensures that everyone contributes and receives benefits. In hot cooperation, the interactions exhibit what Sahlins (1972) cal</text:span><text:span text:style-name="T21">ls</text:span><text:span text:style-name="T17"> “</text:span><text:span text:style-name="T39">generalized reciprocity”</text:span><text:span text:style-name="T17">.</text:span></text:p>
      <text:p text:style-name="P24"><text:soft-page-break/>I claim that the hero system implements hot cooperation by implementing <text:span text:style-name="T95">a </text:span>circle <text:span text:style-name="T95">or net</text:span> of connection <text:span text:style-name="T95">that </text:span>is a net of individuals related by connections in which everyone is prepared to share and help and expects to be a recipient of sharing and helping. Individuals care for and are prepared to help those to whom they are connected. Families, circles of friendship, bands, clans, and tribes are examples of circles of connection. These circles have different levels of emotional involvement. <text:span text:style-name="T95">I claim that emotional involvement is something that individuals create using attention.</text:span></text:p>
      <text:p text:style-name="P36"><text:span text:style-name="T69">The circles or nets of connection </text:span><text:span text:style-name="T81">of an individual </text:span><text:span text:style-name="T69">include all the </text:span><text:span text:style-name="T80">individuals that</text:span><text:span text:style-name="T69"> </text:span><text:span text:style-name="T81">he or she</text:span><text:span text:style-name="T69"> cares about (for example, natural things and our planet). </text:span><text:span text:style-name="T78">Because of this feature, t</text:span><text:span text:style-name="T77">he </text:span><text:span text:style-name="T56">circles or nets of connection </text:span><text:span text:style-name="T77">that I am talking about </text:span><text:span text:style-name="T56">are </text:span><text:span text:style-name="T83">not</text:span><text:span text:style-name="T56"> </text:span>the “circles of friendship” <text:span text:style-name="T56">that </text:span>Dunbar (2018) <text:span text:style-name="T56">says that</text:span> are a “series of hierarchically inclusive layers” in which every circle of friendship has an increased number of <text:span text:style-name="T69">individuals</text:span> but decreases in “average emotional closeness” and time investment in the friendship (Dunbar, 2018, p. 35-6). </text:p>
      <text:p text:style-name="P24">I claim that connection requires commitment and trust and makes available the commitment and trust necessary for hot cooperation. The claim that the hero system implements hot cooperation is independent from the claim that trust and commitment are the characteristics that the hero system uses to implement hot cooperation.</text:p>
      <text:p text:style-name="P24"><text:soft-page-break/>I propose the following operational definitions of commitment and trust. Commitment is the willingness to act to benefit another <text:span text:style-name="T123">individual</text:span>. Trust is the expectation that another <text:span text:style-name="T124">individual </text:span>is willing to benefit us and avoid any action that could hurt us. Such a treatment of trust is in accordance with the definition of trust of Mayer, Davis, and Schoorman (1995) as “the willingness of a party to be vulnerable to the actions of another party based on the expectations that the other will perform a particular action relevant to the truster, irrespective of the ability to monitor or control that other party” (p. 712). On definitions of trust, see Balliet and Van Lange (2012). On definitions of commitment, see Van Lange et al. 1997).</text:p>
      <text:p text:style-name="P24">The activity of helping is not an activity of exchange. A person helping someone else is not in a direct exchange in virtue of two conditions. First, the helper will receive help only if he also is in need. Second, with respect to a future situation of being helped, it is possible that the future helper will not be the same person who was helped.</text:p>
      <text:p text:style-name="P24">Because the benefits in hot cooperation are not directly exchanged, the preservation of the network of sharing and helping requires a commitment to help and share and the trust that others will help and share. Thus, hot cooperation requires commitment and trust.</text:p>
      <text:p text:style-name="P8"><text:soft-page-break/><text:span text:style-name="T17">My view is that circles of connection are circles of commitment and trust. Findings support the idea that humans are prepared to perform cooperative action when they experience trust (Pruitt &amp; Kimmel, 1977) and concern for others (Carnevale &amp; Pruitt, 1992; De Dreu, Weingart, &amp; Kwon, 2000; De Dreu, 2004). Pruitt and Kimmel (1977, p. 375) treat “trust” as an “expectation of cooperation”. Carnevale and Pruitt (1992, p. 539) treat concern for others, or “other-concern”, as “concern about the other party’s outcomes”. I take the term “</text:span><text:span text:style-name="T40">other-concern”</text:span><text:span text:style-name="T17"> to have the same meaning as the term “</text:span><text:span text:style-name="T40">commitment”</text:span><text:span text:style-name="T17">.</text:span></text:p>
      <text:p text:style-name="P24">Commitment leads individuals to benefit an individual or group rather than themselves. Van Lange et al. (1997, p. 1375) note that “strong commitment” leads individuals to be willing to prioritize benefiting another individual or group over themselves. Thus, the hero system creates a network of emotionally bonded individuals in which everyone cares for and helps everyone else.</text:p>
      <text:p text:style-name="P15">The Function of the Trader System</text:p>
      <text:p text:style-name="P20"><text:tab/>The function of the trader system is to implement cooperative activities in situations in which there are no connections. The trader system is a solution to create cooperation in situations without connections and situations in which the connections are too weak to ensure hot cooperation. In trader mode, the individual appraises the cooperative activity by <text:soft-page-break/>its costs and gains. In trader mode, the individual considers costs and benefits that can result from an activity or interaction.</text:p>
      <text:p text:style-name="P8"><text:span text:style-name="T17">The trader system implements cool cooperation in a group. In cool cooperation, the delivery of a benefit is conditional on the receiving of a benefit. One receives a benefit only if one provides a benefit. Thus, cool cooperation is conditional. Under cool cooperation, the interactions exhibit what Sahlins (1972) calls “</text:span><text:span text:style-name="T39">balanced reciprocity”</text:span><text:span text:style-name="T17">.</text:span></text:p>
      <text:p text:style-name="P24">The trader system extends cooperative activity. Cool cooperation happens between the two extremes of hot cooperation and lack of cooperation. The trader system <text:span text:style-name="T102">is a way to</text:span> <text:span text:style-name="T62">allow</text:span> individuals outside the circles of connection <text:span text:style-name="T102">to</text:span> <text:span text:style-name="T102">cooperate</text:span>.</text:p>
      <text:p text:style-name="P24">It is plausible that each system for cooperative interaction makes use of distinct ways of emotional activity. The hero system requires a higher emotional investment that is appropriate for long-term connections, while the trader system requires a lower emotional investment appropriate for short-term interactions.</text:p>
      <text:p text:style-name="P8"><text:span text:style-name="T17">One indication that individuals can switch between these two modes is the finding that there are two types of emotional responses to betrayals of trust, corresponding to the “personal domain” and the “social domain” (Joskowicz–Jabloner &amp; Leiser, 2013). The betrayal of trust in close relationships, such as friendships, elicits a stronger emotional </text:span><text:soft-page-break/><text:span text:style-name="T17">response than the betrayal of trust between strangers in which someone </text:span><text:span text:style-name="T33">harms</text:span><text:span text:style-name="T17"> a social contract. The relief actions are very different </text:span><text:span text:style-name="T44">too</text:span><text:span text:style-name="T17">. Individuals consider monetary compensation to be appropriate relief only for betrayals in the social domain. Monetary compensation in the personal domain is considered “unsuccessful” and “inappropriate” (Joskowicz–Jabloner &amp; Leiser, 2013, p. 1805).</text:span></text:p>
      <text:p text:style-name="P12">A Distinct Involvement Pattern</text:p>
      <text:p text:style-name="P6"><text:span text:style-name="T17">The purpose of this section is to distinguish between decreased </text:span><text:span text:style-name="T33">cooperative</text:span><text:span text:style-name="T17"> involvement resulting from the introduction of rewards or costs (hereafter, “phenomenon 1”) and decreased involvement in the performance of tasks that </text:span><text:span text:style-name="T45">are enjoyable by themselves</text:span><text:span text:style-name="T17"> resulting from the introduction of rewards or costs (“phenomenon 2”). I claim that the two phenomena are distinct, </text:span><text:span text:style-name="T47">al</text:span><text:span text:style-name="T17">though they are sometimes treated in the research literature without this distinction.</text:span></text:p>
      <text:p text:style-name="P24">My discussion in this article focuses on phenomenon 1. Phenomenon 2 was discussed in the research literature on motivation in Deci (1971, 1975), Lepper et al. (1973), Lepper (1981), Deci and Ryan (1980, 1985, 1991), Deci et al. (1999) and Gneezy, Meier, and Rey-Biel (2011).</text:p>
      <text:p text:style-name="P24"><text:soft-page-break/>Phenomenon 1 happens in situations in which individuals perform cooperative interactions and activities. These interactions and activities are performed for the benefit of some individual or group with which the individual has <text:span text:style-name="T89">a </text:span>connection. I propose that cooperative interactions and activities are <text:span text:style-name="T125">emotionally attractive</text:span> because they provide the opportunity to make or strengthen connections.</text:p>
      <text:p text:style-name="P24">Phenomenon 2 happens in situations in which individuals perform activities that they consider <text:span text:style-name="T53">enjoyable</text:span> by themselves. These activities include the performance of tasks considered attractive or interesting by the individuals, such as working to solve puzzles (Deci, 1971), and tasks that allow one to exercise creativity, such as writing headlines (Deci 1971). Deci (1975) and Deci and Ryan (1980, 1985, 1991, 2000) propose that these activities have characteristics that allow individuals to satisfy the need for competence and the need for autonomy. According to Deci and Ryan (2000), the need for competence is satisfied by tasks that allow one to improve one’s skills, whereas the need for autonomy is satisfied in situations in which individuals are free to choose which tasks they accept. On the neural correlates of the beneficial results of choices of individuals in harmony with their own interests and values, see Murayama et al. (2015).</text:p>
      <text:p text:style-name="P29">The research about phenomenon 2 is <text:span text:style-name="T127">beyond the</text:span> scope of this article. I <text:span text:style-name="T70">claim that</text:span> a switching to trader mode <text:span text:style-name="T113">also produces the phenomenon 2</text:span>. In phenomena <text:span text:style-name="T113">1 and 2</text:span>, <text:span text:style-name="T113">t</text:span>he <text:soft-page-break/>introduction of rewards (or costs) <text:span text:style-name="T113">decreases the involvement in the activity. I</text:span>n phenomenon 1, the decrease is produced by the switching between hero and trader systems, whereas in phenomenon 2, the decrease is produced by the switching between <text:span text:style-name="T70">what I call “system of enjoyment”</text:span> and the trader system. In both phenomena, the introduction of rewards plays a role in the switching to trader mode, making the individuals appraise their activities in terms of rewards and costs.</text:p>
      <text:p text:style-name="P15">Conclusion</text:p>
      <text:p text:style-name="P24">Can the individuals return to the hero mode after the switching? Further research is needed to <text:span text:style-name="T54">know</text:span> whether the switch to trader mode is temporary or permanent. <text:span text:style-name="T71">I think that the</text:span><text:span text:style-name="T54"> picture </text:span><text:span text:style-name="T71">I presented</text:span><text:span text:style-name="T54"> can help to </text:span><text:span text:style-name="T71">find ways to protect our connections. This picture suggests</text:span><text:span text:style-name="T54"> that</text:span> individuals can return to the hero mode <text:span text:style-name="T71">moving their attention to</text:span> the things they <text:span text:style-name="T71">care about</text:span>. <text:span text:style-name="T128">Knowing</text:span><text:span text:style-name="T54"> how</text:span> these systems affect <text:span text:style-name="T54">the individuals will allow us to </text:span>protect the hero system’s ability to maintain the connections <text:span text:style-name="T54">and</text:span> protect the trader system’s ability to extend cooperation.</text:p>
      <text:p text:style-name="P16">References</text:p>
      <text:p text:style-name="P2"><text:soft-page-break/><text:span text:style-name="T17">Andrews, P. W., Gangestad, S. W., &amp; Matthews, D. (2002). Adaptationism--how to carry out an exaptationist program. </text:span><text:span text:style-name="T31">Behavioral and Brain Sciences, 25</text:span><text:span text:style-name="T17">, 489–553.</text:span></text:p>
      <text:p text:style-name="P34"><text:span text:style-name="T17">Arnold, M. B. (1960). </text:span><text:span text:style-name="T33">Emotion and Personality</text:span><text:span text:style-name="T17">. 2 vol. New York, </text:span><text:span text:style-name="T27">NY</text:span><text:span text:style-name="T17">: Columbia University Press.</text:span></text:p>
      <text:p text:style-name="P2"><text:span text:style-name="T17">Axelrod, R. (1984). </text:span><text:span text:style-name="T31">The evolution of cooperation</text:span><text:span text:style-name="T17">. New York, NY: Basic Books.</text:span></text:p>
      <text:p text:style-name="P2"><text:span text:style-name="T17">Axelrod, R., &amp; Hamilton, W. D. (1981). The evolution of cooperation. </text:span><text:span text:style-name="T31">Science, 211</text:span><text:span text:style-name="T17">, 1390–1396.</text:span></text:p>
      <text:p text:style-name="P2"><text:span text:style-name="T17">Balliet, D., &amp; Van Lange, P. A. (2012). Trust, conflict, and cooperation: A meta-analysis. </text:span><text:span text:style-name="T31">Psychological Bulletin, 139</text:span><text:span text:style-name="T17">, 1090–1112.</text:span></text:p>
      <text:p text:style-name="P2"><text:span text:style-name="T17">Barkow, J. H. (1992). Beneath new culture is old psychology: Gossip and social stratification. In J. H. Barkow, L. Cosmides, &amp; J. Tooby (Eds.), </text:span><text:span text:style-name="T31">The adapted mind: Evolutionary psychology and the generation of culture</text:span><text:span text:style-name="T17"> (pp. 627–637). New York, NY: Oxford University Press.</text:span></text:p>
      <text:p text:style-name="P2"><text:span text:style-name="T17">Barrett, H. C., &amp; Kurzban, R. (2006). Modularity in cognition: Framing the debate. </text:span><text:span text:style-name="T31">Psychological Review, 113</text:span><text:span text:style-name="T17">, 628–647.</text:span></text:p>
      <text:p text:style-name="P2"><text:soft-page-break/><text:span text:style-name="T17">Baumeister, R. F., &amp; Leary, M. R. (1995). The need to belong: Desire for interpersonal attachment as a fundamental human motivation. </text:span><text:span text:style-name="T31">Psychological Bulletin, 117</text:span><text:span text:style-name="T17">, 497–529.</text:span></text:p>
      <text:p text:style-name="P2"><text:span text:style-name="T17">Block, N. (1995) On a Confusion about a Function of Consciousness. </text:span><text:span text:style-name="T33">Behavioral and Brain Sciences 18</text:span><text:span text:style-name="T17">, 227-247.</text:span></text:p>
      <text:p text:style-name="P2"><text:span text:style-name="T17">Block, N. (2010). Attention and Mental Paint. </text:span><text:span text:style-name="T33">Philosophical Issues</text:span><text:span text:style-name="T17">, 20, 2010</text:span></text:p>
      <text:p text:style-name="P2"><text:span text:style-name="T17">Bowlby, J. (1969). </text:span><text:span text:style-name="T31">Attachment</text:span><text:span text:style-name="T17">. </text:span><text:span text:style-name="T25">2</text:span><text:span text:style-name="T121">nd</text:span><text:span text:style-name="T25"> edition. </text:span><text:span text:style-name="T26">New York, NY:</text:span><text:span text:style-name="T17"> </text:span><text:span text:style-name="T50">Basic Books</text:span><text:span text:style-name="T17">, </text:span><text:span text:style-name="T25">1982</text:span><text:span text:style-name="T17">. </text:span><text:span text:style-name="T25">Vol 1.</text:span></text:p>
      <text:p text:style-name="P2"><text:span text:style-name="T17">Campbell, J. (2002). </text:span><text:span text:style-name="T33">Reference and Consciousness</text:span><text:span text:style-name="T17">. Oxford: Oxford University Press.</text:span></text:p>
      <text:p text:style-name="P2"><text:span text:style-name="T17">Carnevale, P. J., &amp; Pruitt, D. G. (1992). Negotiation and mediation. </text:span><text:span text:style-name="T31">Annual Review of. Psychology, 43</text:span><text:span text:style-name="T17">, 531–582.</text:span></text:p>
      <text:p text:style-name="P2">Chalmers, D. (2004) The Representational Character of Experience. In B. Leiter (Ed.) <text:span text:style-name="T32">The Future for Philosophy</text:span>. Oxford: Oxford University Press.</text:p>
      <text:p text:style-name="P2">Cohen, S. (<text:span text:style-name="nlm_5f_year">2004</text:span>). <text:span text:style-name="nlm_5f_chapter-title">Social relationships and health</text:span>. <text:span text:style-name="T32">American Psychologist</text:span>, 59: <text:span text:style-name="nlm_5f_fpage">676</text:span>–<text:span text:style-name="nlm_5f_lpage">684</text:span>.</text:p>
      <text:p text:style-name="P2"><text:span text:style-name="T17">Cosmides, L. (1989). The logic of social exchange: Has natural selection shaped how humans reason? Studies with the Wason selection task. </text:span><text:span text:style-name="T31">Cognition, 31</text:span><text:span text:style-name="T17">, 187–276.</text:span></text:p>
      <text:p text:style-name="P2"><text:soft-page-break/><text:span text:style-name="T17">Cosmides, L., &amp; Tooby, J. (1992). Cognitive adaptations for social change. In J. H. Barkow, L. Cosmides, &amp; J. Tooby (Eds.), </text:span><text:span text:style-name="T31">The adapted mind: Evolutionary psychology and the generation of culture</text:span><text:span text:style-name="T17"> (pp. 163–228). New York, NY: Oxford University Press.</text:span></text:p>
      <text:p text:style-name="P2"><text:span text:style-name="T17">Cushman, F. (2008). Crime and punishment: Distinguishing the roles of causal and intentional analyses in moral judgment. </text:span><text:span text:style-name="T31">Cognition, 108</text:span><text:span text:style-name="T17">, 353–380.</text:span></text:p>
      <text:p text:style-name="P2"><text:span text:style-name="T17">De Dreu, C. K., Weingart, L. R., &amp; Kwon, S. (2000). Influence of social motives on integrative negotiation: A meta-analytic review and test of two theories. </text:span><text:span text:style-name="T31">Journal of Personality and Social Psychology, 78</text:span><text:span text:style-name="T17">, 889–905.</text:span></text:p>
      <text:p text:style-name="P2"><text:span text:style-name="T17">De Dreu, C. K. W. (2004). Motivation in negotiation: A social psychological analysis. In M. J. Gelfand &amp; J. M. Brett (Eds.), </text:span><text:span text:style-name="T31">The handbook of negotiation and culture</text:span><text:span text:style-name="T17"> (pp. 114–135). Stanford: Stanford University Press.</text:span></text:p>
      <text:p text:style-name="P2"><text:span text:style-name="T17">Deci, E. L. (1971). Effects of externally mediated rewards on intrinsic motivation. </text:span><text:span text:style-name="T31">Journal of Personality and Social Psychology, 18</text:span><text:span text:style-name="T17">, 113–120.</text:span></text:p>
      <text:p text:style-name="P2"><text:span text:style-name="T17">Deci, E. L. (1975). </text:span><text:span text:style-name="T33">Intrinsic motivation</text:span><text:span text:style-name="T17">. New York, NY: Plenum Press.</text:span></text:p>
      <text:p text:style-name="P2"><text:soft-page-break/><text:span text:style-name="T17">Deci, E. L., Koestner, R., &amp; Ryan, R. M. (1999). A meta-analytic review of experiments examining the effects of extrinsic rewards on intrinsic motivation. </text:span><text:span text:style-name="T31">Psychological Bulletin, 125</text:span><text:span text:style-name="T17">, 627–668.</text:span></text:p>
      <text:p text:style-name="P2"><text:span text:style-name="T17">Deci, E. L., &amp; Ryan, R. M. (1980). The empirical exploration of intrinsic motivational processes. In L. Berkowitz (Ed.), </text:span><text:span text:style-name="T31">Advances in experimental social psychology</text:span><text:span text:style-name="T17"> (Vol. 13, pp. 39–80). New York, NY: Academic Press.</text:span></text:p>
      <text:p text:style-name="P2"><text:span text:style-name="T17">Deci, E. L., &amp; Ryan, R. M. (1985). </text:span><text:span text:style-name="T31">Intrinsic motivation and self-determination in human behavior</text:span><text:span text:style-name="T17">. New York, NY: Plenum Publishing Co.</text:span></text:p>
      <text:p text:style-name="P2"><text:span text:style-name="T17">Deci, E. L., &amp; Ryan, R. M. (1991). A motivational approach to self: Integration in personality. In R. Dienstbier (Ed.), </text:span><text:span text:style-name="T31">Nebraska symposium on motivation: Perspectives on motivation</text:span><text:span text:style-name="T17"> (Vol. 38, pp. 237–288). Lincoln: University of Nebraska Press.</text:span></text:p>
      <text:p text:style-name="P2"><text:span text:style-name="T17">Deci, E. L., &amp; Ryan, R. M. (2000). The “what” and “why” of goal pursuits: Human needs and the self-determination of behavior. </text:span><text:span text:style-name="T31">Psychological Inquiry, 11</text:span><text:span text:style-name="T17">, 227–268.</text:span></text:p>
      <text:p text:style-name="P2"><text:span text:style-name="T17">Delton, A. W., Cosmides, L., Guemo, M., Robertson, T. E., &amp; Tooby, J. (2012). The psychosemantics of free riding: Dissecting the architecture of a moral concept. </text:span><text:span text:style-name="T31">Journal of Personality and Social Psychology, 102</text:span><text:span text:style-name="T17">, 1252–1270.</text:span></text:p>
      <text:p text:style-name="P2"><text:soft-page-break/><text:span text:style-name="T17">Dunbar, R. I. (2018). The anatomy of friendship. </text:span><text:span text:style-name="T33">Trends in Cognitive Sciences</text:span><text:span text:style-name="T17">, 22(1), 32-51.</text:span></text:p>
      <text:p text:style-name="P2"><text:span text:style-name="T17">Fabes, R., Fultz, J., Eisenberg, N., May-Plumlee, T., &amp; Christopher, F. S. (1989). Effects of rewards on children's prosocial motivation: A socialization study. </text:span><text:span text:style-name="T31">Developmental Psychology, 25</text:span><text:span text:style-name="T17">, 509–515.</text:span></text:p>
      <text:p text:style-name="P2"><text:span text:style-name="T17">Fehr, E., &amp; Gächter, S. (2000). Cooperation and punishment in public goods experiments. </text:span><text:span text:style-name="T31">American Economic Review, 90</text:span><text:span text:style-name="T17">, 980–994.</text:span></text:p>
      <text:p text:style-name="P19"><text:span text:style-name="T17">Frankfurt, Harry G. (1998). </text:span><text:span text:style-name="T33">The Importance of What We Care About</text:span><text:span text:style-name="T17">. Cambridge: </text:span></text:p>
      <text:p text:style-name="P21"><text:s text:c="4"/>Cambridge University Press.</text:p>
      <text:p text:style-name="P2"><text:span text:style-name="T17">Frey, B. S., &amp; Goette, L. (1999). </text:span><text:span text:style-name="T31">Does pay motivate volunteers? (Working Paper No. 9)</text:span><text:span text:style-name="T17">. Zurich: Institute for Empirical Research in Economics and University of Zurich.</text:span></text:p>
      <text:p text:style-name="P2"><text:span text:style-name="T17">Gneezy, U., &amp; Rustichini, A. (2000). A fine is a price. </text:span><text:span text:style-name="T31">The Journal of Legal Studies, 29</text:span><text:span text:style-name="T17">(1), 1–17.</text:span></text:p>
      <text:p text:style-name="P2"><text:span text:style-name="HTML_20_Cite"><text:span text:style-name="T37">Gneezy, Uri, Stephan Meier, and Pedro Rey-Biel. </text:span></text:span><text:span text:style-name="year">2011.</text:span><text:span text:style-name="HTML_20_Cite"> </text:span><text:span text:style-name="Título1">"When and Why Incentives (Don't) Work to Modify Behavior."</text:span><text:span text:style-name="HTML_20_Cite"><text:span text:style-name="T37"> </text:span></text:span><text:span text:style-name="journal"><text:span text:style-name="T32">Journal of Economic Perspectives</text:span></text:span><text:span text:style-name="HTML_20_Cite"><text:span text:style-name="T37">, </text:span></text:span><text:span text:style-name="vol">25 (4): 191-210</text:span><text:span text:style-name="pages">.</text:span><text:span text:style-name="T17">).</text:span><text:span text:style-name="T33"> </text:span></text:p>
      <text:p text:style-name="P2"><text:soft-page-break/><text:span text:style-name="T17">James, W. (1890). </text:span><text:span text:style-name="T33">Principles of Psychology</text:span><text:span text:style-name="T17">. New York, </text:span><text:span text:style-name="T27">NY</text:span><text:span text:style-name="T17">: Henry Holt.</text:span></text:p>
      <text:p text:style-name="P2"><text:span text:style-name="T17">Johnson, D. R. (2009). Emotional attention set-shifting and its relationship to anxiety and emotion regulation. </text:span><text:span text:style-name="T31">Emotion, 9</text:span><text:span text:style-name="T17">, 681–690.</text:span></text:p>
      <text:p text:style-name="P2"><text:span text:style-name="T17">Joskowicz–Jabloner, L., &amp; Leiser, D. (2013). Varieties of trust-betrayal: Emotion and relief patterns in different domains. </text:span><text:span text:style-name="T31">Journal of Applied Social Psychology, 43</text:span><text:span text:style-name="T17">, 1799–1813.</text:span></text:p>
      <text:p text:style-name="P2"><text:span text:style-name="T17">Kawachi, I. &amp; Berkman, L. F. (2001). Social Ties and Mental Health. </text:span><text:span text:style-name="T33">Journal of Urban Health</text:span><text:span text:style-name="T17">. 78(3): 458-467.</text:span></text:p>
      <text:p text:style-name="P35"><text:span text:style-name="T17">Langer, S. </text:span><text:span text:style-name="T24">(1967). </text:span><text:span text:style-name="T35">Mind: An essay on human feeling</text:span><text:span text:style-name="T24">. Baltimore, Md: The Johns Hopkins Press.</text:span></text:p>
      <text:p text:style-name="P2"><text:span text:style-name="T17">Lepper, M. R. (1981). Intrinsic and extrinsic motivation in children. Detrimental effects of superfluous social controls. In W. A. Collins (Ed.), </text:span><text:span text:style-name="T31">Minnesota symposium on child psychology</text:span><text:span text:style-name="T17"> (Vol. 14, pp. 155–213). Hillsdale, NJ: Erlbaum.</text:span></text:p>
      <text:p text:style-name="P2"><text:span text:style-name="T17">Lepper, M. R., Greene, D., &amp; Nisbett, R. E. (1973). Undermining children's intrinsic interest with extrinsic reward: A test of the "overjustification" hypothesis. </text:span><text:span text:style-name="T31">Journal of Personality and Social Psychology, 28</text:span><text:span text:style-name="T17">(1), 129–137.</text:span></text:p>
      <text:p text:style-name="P2"><text:soft-page-break/><text:span text:style-name="T17">Mayer, R. C., Davis, J. H., &amp; Schoorman, F. D. (1995). An integrative model of organizational trust. </text:span><text:span text:style-name="T31">Academy of Management Review, 20</text:span><text:span text:style-name="T17">, 709–734.</text:span></text:p>
      <text:p text:style-name="P2"><text:span text:style-name="T17">McCullough, M. E., Kurzban, R., &amp; Tabak, B. A. (2013). Cognitive systems for revenge and forgiveness. </text:span><text:span text:style-name="T31">Behavioral and Brain Sciences, 36</text:span><text:span text:style-name="T17">(1), 1–58.</text:span></text:p>
      <text:p text:style-name="P2"><text:span text:style-name="T17">Mellström, C., &amp; Johannesson, M. (2008). Crowding out in blood donation: Was Titmuss right? </text:span><text:span text:style-name="T31">Journal of the European Economic Association, 6</text:span><text:span text:style-name="T17">, 845–863.</text:span></text:p>
      <text:p text:style-name="P22">Murayama, K., Matsumoto, M., Izuma, K., Sugiura, A., Ryan, R., Deci, E. L. &amp; </text:p>
      <text:p text:style-name="P22"><text:s text:c="4"/>Matsumoto, K. (2015). How Self-Determined Choice Facilitates Performance: A Key </text:p>
      <text:p text:style-name="P3"><text:span text:style-name="T17"><text:s text:c="4"/>Role of the Ventromedical Prefrontal Cortex. </text:span><text:span text:style-name="T33">Cerebral Cortex</text:span><text:span text:style-name="T17">, 25, 1241-1251.</text:span></text:p>
      <text:p text:style-name="P2"><text:span text:style-name="T17">Nichols, S. (2007). After incompatibilism: A naturalistic defense of the reactive attitudes. </text:span><text:span text:style-name="T31">Philosophical Perspectives, 21</text:span><text:span text:style-name="T17">, 405–428.</text:span></text:p>
      <text:p text:style-name="P2"><text:span text:style-name="T17">Niza, C., Tung, B., &amp; Marteau, T. M. (2013). Incentivizing blood donation: Systematic review and meta-analysis to test Titmuss' hypotheses. </text:span><text:span text:style-name="T31">Health Psychology, 32</text:span><text:span text:style-name="T17">, 941–949.</text:span></text:p>
      <text:p text:style-name="P2"><text:soft-page-break/><text:span text:style-name="T17">Prinz, J.</text:span> (2011). “Is attention necessary and sufficient for consciousness?” in <text:span text:style-name="T32">Attention: Philosophical and Psychological Essays</text:span>, (eds) C. Mole, D. Smithies, and W. Wu (New York, NY: Oxford University Press), 174–204.</text:p>
      <text:p text:style-name="P2"><text:span text:style-name="T17">Pruitt, D. G., &amp; Kimmel, M. J. (1977). Twenty years of experimental gaming: Critique, synthesis, and suggestions for the future. </text:span><text:span text:style-name="T31">Annual Review of Psychology, 28</text:span><text:span text:style-name="T17">, 363–392.</text:span></text:p>
      <text:p text:style-name="P4"><text:span text:style-name="HTML_20_Cite"><text:span text:style-name="T37">Quoidbach, J., Taquet, M., Desseilles, M., Montjoye, Y. D., &amp; Gross, J. (2019). Happiness</text:span></text:span></text:p>
      <text:p text:style-name="P5"><text:span text:style-name="HTML_20_Cite"><text:span text:style-name="T37">and Social Behavior. </text:span></text:span><text:span text:style-name="Emphasis">Psychological Science</text:span><text:span text:style-name="Emphasis"><text:span text:style-name="T37">, 30</text:span></text:span><text:span text:style-name="HTML_20_Cite"><text:span text:style-name="T37">: 1111-1122.</text:span></text:span></text:p>
      <text:p text:style-name="P2"><text:span text:style-name="T17">Raz, J. (2004). The Role of Well-Being. </text:span><text:span text:style-name="T33">Philosophical Perscpectives, 18</text:span><text:span text:style-name="T17">, 269-294.</text:span></text:p>
      <text:p text:style-name="P2"><text:span text:style-name="T17">Rothbart, M. K., &amp; Sheese, B. E. (2007). Temperament and emotion regulation. In J. Gross (Ed.), </text:span><text:span text:style-name="T31">Handbook of emotion regulation</text:span><text:span text:style-name="T17"> (pp. 331–350). New York, NY: Guilford Press.</text:span></text:p>
      <text:p text:style-name="P2"><text:span text:style-name="T17">Sahlins, M. D. (1972). </text:span><text:span text:style-name="T31">Stone age economics</text:span><text:span text:style-name="T17">. Hawthorne, NY: Aldine de Gruyter.</text:span></text:p>
      <text:p text:style-name="P10"><text:span text:style-name="T18">Sholl, B. J. (2001). Objects and attention: The state of art. </text:span><text:span text:style-name="T34">Cognition</text:span><text:span text:style-name="T18">, 80: 1-46.</text:span></text:p>
      <text:p text:style-name="P2"><text:span text:style-name="T17">Smith, E. R., Murphy, J., &amp; Coats, S. (1999). Attachment to groups: Theory and measurement. </text:span><text:span text:style-name="T31">Journal of Personality and Social Psychology, 77</text:span><text:span text:style-name="T17">(1), 94–110.</text:span></text:p>
      <text:p text:style-name="P2"><text:soft-page-break/><text:span text:style-name="T17">Smith, J. M. (1982). </text:span><text:span text:style-name="T31">Evolution and the theory of games</text:span><text:span text:style-name="T17">. Cambridge: Cambridge University Press.</text:span></text:p>
      <text:p text:style-name="P2"><text:span text:style-name="T17">Thomas, P. A., Liu H., &amp; Umberson, D. (2017). Family Relationships and Well-Being. </text:span><text:span text:style-name="T33">Innovation and Aging</text:span><text:span text:style-name="T17">. 1(3), 1-11.</text:span></text:p>
      <text:p text:style-name="P2"><text:span text:style-name="T17">Titmuss, R. M. (1970). </text:span><text:span text:style-name="T31">The gift relationship: From human blood to social policy</text:span><text:span text:style-name="T17">. London, UK: George Allen and Unwin.</text:span></text:p>
      <text:p text:style-name="P2"><text:span text:style-name="T17">Tooby, J., &amp; Cosmides, L. (1988). </text:span><text:span text:style-name="T31">The evolution of war and its cognitive foundations. Technical Report no. 88-1</text:span><text:span text:style-name="T17">. Massachusetts, USA: Institute for Evolutionary Studies.</text:span></text:p>
      <text:p text:style-name="P2"><text:span text:style-name="T17">Tooby, J., &amp; Cosmides, L. (1992). The psychological foundations of culture. In J. H. Barkow, L. Cosmides, &amp; J. Tooby (Eds.), </text:span><text:span text:style-name="T31">The adapted mind: Evolutionary psychology and the generation of culture</text:span><text:span text:style-name="T17"> (pp. 19–136). New York, NY: Oxford University Press.</text:span></text:p>
      <text:p text:style-name="P2"><text:span text:style-name="T17">Trivers, R. (1971). The evolution of reciprocal altruism. </text:span><text:span text:style-name="T33">Quarterly Review of Biology</text:span><text:span text:style-name="T17">, 46, 35-56.</text:span></text:p>
      <text:p text:style-name="P4"><text:span text:style-name="HTML_20_Cite"><text:span text:style-name="T37">Tsuchiya, N., &amp; Boxtel, J. V. (2013). Introduction to research topic: attention and </text:span></text:span></text:p>
      <text:p text:style-name="P5"><text:span text:style-name="HTML_20_Cite"><text:span text:style-name="T37">consciousness in different senses. </text:span></text:span><text:span text:style-name="Emphasis">Frontiers in Psychology</text:span><text:span text:style-name="Emphasis"><text:span text:style-name="T37">, 4: 1-4</text:span></text:span><text:span text:style-name="HTML_20_Cite"><text:span text:style-name="T37">.</text:span></text:span></text:p>
      <text:p text:style-name="P2"><text:soft-page-break/><text:span text:style-name="T17">Van Lange, P. A., Rusbult, C. E., Drigotas, S. M., Arriaga, X. B., Witcher, B. S., &amp; Cox, C. L. (1997). Willingness to sacrifice in close relationships. </text:span><text:span text:style-name="T31">Journal of Personality and Social Psychology, 72</text:span><text:span text:style-name="T17">, 1373–1395.</text:span></text:p>
      <text:p text:style-name="P2"><text:span text:style-name="T17">Warneken, F., &amp; Tomasello, M. (2008). Extrinsic rewards undermine altruistic tendencies in 20-month-olds. </text:span><text:span text:style-name="T31">Developmental Psychology, 44</text:span><text:span text:style-name="T17">, 1785–1788.</text:span></text:p>
      <text:p text:style-name="P32">Williams, G. C. (1966). Adaptation and natural selection: A critique of some current evolutionary thought. Princeton, NJ: Princeton University Press.</text:p>
      <text:p text:style-name="P33">Williams, B. (1985). <text:span text:style-name="T32">Ethics and the Limits of Philosophy</text:span>. Cambridge, Mass.: Harvard University Press.</text:p>
      <text:p text:style-name="P2"><text:span text:style-name="T17">Young, L., Bechara, A., Tranel, D., Damasio, H., Hauser, M., &amp; Damasio, A. (2010). Damage to ventromedial prefrontal cortex impairs judgment of harmful intent. </text:span><text:span text:style-name="T31">Neuron, 65</text:span><text:span text:style-name="T17">, 845–851.</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fo:font-size="12pt" fo:language="en" fo:country="US" style:font-name-asian="Times New Roman1" style:font-family-asian="'Times New Roman'" style:font-family-generic-asian="system" style:font-pitch-asian="variable"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KW" style:family="paragraph" style:parent-style-name="Standard" style:default-outline-level="">
      <style:paragraph-properties fo:margin-top="0.212cm" fo:margin-bottom="0.212cm" style:contextual-spacing="false"/>
    </style:style>
    <style:style style:name="ABKWH" style:family="paragraph" style:parent-style-name="Standard" style:default-outline-level="">
      <style:paragraph-properties fo:margin-top="0.212cm" fo:margin-bottom="0.212cm" style:contextual-spacing="false"/>
      <style:text-properties fo:color="#9e3a3a" loext:opacity="100%" fo:font-size="16pt" style:font-size-asian="16pt"/>
    </style:style>
    <style:style style:name="AT" style:family="paragraph" style:parent-style-name="Standard" style:default-outline-level="">
      <style:paragraph-properties fo:margin-top="0.212cm" fo:margin-bottom="0.529cm" style:contextual-spacing="false"/>
      <style:text-properties fo:color="#007474" loext:opacity="100%" fo:font-size="24pt" fo:font-weight="bold" style:font-size-asian="24pt" style:font-weight-asian="bold"/>
    </style:style>
    <style:style style:name="EH" style:family="paragraph" style:parent-style-name="Standard" style:default-outline-level="">
      <style:paragraph-properties fo:margin-top="0.423cm" fo:margin-bottom="0.423cm" style:contextual-spacing="false"/>
      <style:text-properties fo:color="#516529" loext:opacity="100%" fo:font-size="18pt" style:font-size-asian="18pt"/>
    </style:style>
    <style:style style:name="H1" style:family="paragraph" style:parent-style-name="Standard" style:default-outline-level="">
      <style:paragraph-properties fo:margin-top="0.423cm" fo:margin-bottom="0.423cm" style:contextual-spacing="false"/>
      <style:text-properties fo:color="#31849b" loext:opacity="100%" fo:font-size="18pt" style:font-size-asian="18pt"/>
    </style:style>
    <style:style style:name="NL" style:family="paragraph" style:parent-style-name="Standard" style:default-outline-level="">
      <style:text-properties fo:color="#666633" loext:opacity="100%"/>
    </style:style>
    <style:style style:name="REF" style:family="paragraph" style:parent-style-name="Standard" style:default-outline-level="">
      <style:paragraph-properties fo:margin-left="0.762cm" fo:margin-right="0cm" fo:margin-top="0.494cm" fo:margin-bottom="0.494cm" style:contextual-spacing="false" fo:line-height="150%" fo:text-indent="-0.762cm" style:auto-text-indent="false"/>
    </style:style>
    <style:style style:name="TEXT" style:family="paragraph" style:parent-style-name="Standard" style:default-outline-level=""/>
    <style:style style:name="TEXT_20_IND" style:display-name="TEXT IND" style:family="paragraph" style:parent-style-name="Standard" style:default-outline-level="">
      <style:paragraph-properties fo:margin-left="0cm" fo:margin-right="0cm" fo:margin-top="0.423cm" fo:margin-bottom="0.423cm" style:contextual-spacing="false" fo:text-indent="1.27cm" style:auto-text-indent="false"/>
    </style:style>
    <style:style style:name="annotation_20_text" style:display-name="annotation text" style:family="paragraph" style:parent-style-name="Standard" style:default-outline-level=""/>
    <style:style style:name="Footnote" style:family="paragraph" style:parent-style-name="Standard" style:default-outline-level="" style:class="extra">
      <style:text-properties fo:font-size="10pt" style:font-name-asian="SimSun" style:font-family-asian="SimSun" style:font-family-generic-asian="system" style:font-pitch-asian="variable" style:font-size-asian="10pt" style:language-asian="zh" style:country-asian="CN"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comentário_20_Char" style:display-name="Texto de comentário Char" style:family="text">
      <style:text-properties fo:font-size="12pt" fo:language="en" fo:country="US" style:font-size-asian="12pt" style:language-asian="en" style:country-asian="US" style:font-size-complex="12pt" style:language-complex="ar" style:country-complex="SA"/>
    </style:style>
    <style:style style:name="annotation_20_reference" style:display-name="annotation reference" style:family="text">
      <style:text-properties fo:font-variant="normal" fo:text-transform="none" style:text-line-through-style="none" style:text-line-through-type="none" style:font-name="Tahoma" fo:font-family="Tahoma" style:font-family-generic="roman" style:font-pitch="variable" fo:font-size="8pt" fo:font-style="normal" style:text-underline-style="none" fo:font-weight="normal" style:font-size-asian="8pt" style:font-style-asian="normal" style:font-weight-asian="normal" style:font-name-complex="Tahoma1" style:font-family-complex="Tahoma" style:font-family-generic-complex="system" style:font-pitch-complex="variable" style:font-size-complex="8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EXT_20_Char" style:display-name="TEXT Char" style:family="text">
      <style:text-properties fo:font-size="12pt" fo:language="en" fo:country="US" style:font-size-asian="12pt" style:language-asian="en" style:country-asian="US" style:font-size-complex="12pt" style:language-complex="ar" style:country-complex="SA"/>
    </style:style>
    <style:style style:name="Assunto_20_do_20_comentário_20_Char" style:display-name="Assunto do comentário Char" style:family="text">
      <style:text-properties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size-complex="12pt" style:language-complex="ar" style:country-complex="SA" style:font-weight-complex="bold"/>
    </style:style>
    <style:style style:name="HTML_20_Cite" style:display-name="HTML Cite" style:family="text">
      <style:text-properties fo:font-style="italic" style:font-style-asian="italic" style:font-style-complex="italic"/>
    </style:style>
    <style:style style:name="year" style:family="text" style:parent-style-name="Default_20_Paragraph_20_Font"/>
    <style:style style:name="Título1" style:family="text" style:parent-style-name="Default_20_Paragraph_20_Font"/>
    <style:style style:name="journal" style:family="text" style:parent-style-name="Default_20_Paragraph_20_Font"/>
    <style:style style:name="vol" style:family="text" style:parent-style-name="Default_20_Paragraph_20_Font"/>
    <style:style style:name="pages"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lm_5f_year" style:display-name="nlm_year" style:family="text" style:parent-style-name="Default_20_Paragraph_20_Font"/>
    <style:style style:name="nlm_5f_chapter-title" style:display-name="nlm_chapter-title" style:family="text" style:parent-style-name="Default_20_Paragraph_20_Font"/>
    <style:style style:name="nlm_5f_fpage" style:display-name="nlm_fpage" style:family="text" style:parent-style-name="Default_20_Paragraph_20_Font"/>
    <style:style style:name="nlm_5f_lpage" style:display-name="nlm_lpage" style:family="text" style:parent-style-name="Default_20_Paragraph_20_Font"/>
    <style:style style:name="Cabeçalho_20_Char" style:display-name="Cabeçalho Char" style:family="text" style:parent-style-name="Default_20_Paragraph_20_Font">
      <style:text-properties fo:font-size="12pt" fo:language="en" fo:country="US" style:font-name-asian="Times New Roman1" style:font-family-asian="'Times New Roman'" style:font-family-generic-asian="system" style:font-pitch-asian="variable" style:font-size-asian="12pt" style:language-asian="en" style:country-asian="US" style:font-size-complex="12pt"/>
    </style:style>
    <style:style style:name="Rodapé_20_Char" style:display-name="Rodapé Char" style:family="text" style:parent-style-name="Default_20_Paragraph_20_Font">
      <style:text-properties fo:font-size="12pt" fo:language="en" fo:country="US" style:font-name-asian="Times New Roman1" style:font-family-asian="'Times New Roman'" style:font-family-generic-asian="system" style:font-pitch-asian="variable" style:font-size-asian="12pt" style:language-asian="en" style:country-asian="US"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3cm" fo:margin-right="3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731cm" fo:margin-left="0cm" fo:margin-right="0cm" fo:margin-bottom="3.632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18</meta:editing-cycles>
    <meta:creation-date>2020-12-09T02:25:00</meta:creation-date>
    <dc:date>2021-10-21T17:13:26.112000000</dc:date>
    <meta:editing-duration>PT3H1M35S</meta:editing-duration>
    <meta:generator>LibreOffice/7.2.0.4$Windows_X86_64 LibreOffice_project/9a9c6381e3f7a62afc1329bd359cc48accb6435b</meta:generator>
    <meta:document-statistic meta:table-count="0" meta:image-count="0" meta:object-count="0" meta:page-count="33" meta:paragraph-count="142" meta:word-count="6325" meta:character-count="41002" meta:non-whitespace-character-count="34828"/>
    <meta:user-defined meta:name="AppVersion">16.0000</meta:user-defined>
    <meta:template xlink:type="simple" xlink:actuate="onRequest" xlink:title="Normal" xlink:href=""/>
  </office:meta>
</office:document-meta>
</file>